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/>
    </style:style>
    <style:style style:name="ce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end" fo:margin-righ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5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6" style:family="table-cell" style:parent-style-name="Default" style:data-style-name="N3">
      <style:table-cell-properties fo:border="thin solid #000000" style:vertical-align="middle" fo:background-color="#F0F0F0" style:repeat-content="false"/>
      <style:paragraph-properties fo:text-align="center"/>
      <style:text-properties fo:color="#25396E"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8" style:family="table-cell" style:parent-style-name="Default" style:data-style-name="N1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9" style:family="table-cell" style:parent-style-name="Default" style:data-style-name="N3">
      <style:table-cell-properties fo:border-top="thin solid #000000" fo:border-bottom="thin solid #000000" fo:border-left="thin solid #000000" fo:border-right="none" style:vertical-align="middle" fo:background-color="#F0F0F0" style:repeat-content="false"/>
      <style:paragraph-properties fo:text-align="center"/>
      <style:text-properties fo:color="#25396E" fo:font-size="8pt" style:font-size-asian="8pt" style:font-size-complex="8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11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13" style:family="table-cell" style:parent-style-name="Default" style:data-style-name="N22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1">
      <style:table-cell-properties style:vertical-align="automatic" fo:background-color="#FFFFFF"/>
    </style:style>
    <style:style style:name="ce15" style:family="table-cell" style:parent-style-name="Default" style:data-style-name="N3">
      <style:table-cell-properties style:vertical-align="automatic" fo:background-color="#FFFFFF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0F0F0" style:repeat-content="false"/>
      <style:paragraph-properties fo:text-align="center"/>
      <style:text-properties fo:color="#25396E" fo:font-size="8pt" style:font-size-asian="8pt" style:font-size-complex="8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0F0F0" style:repeat-content="false"/>
      <style:paragraph-properties fo:text-align="center"/>
      <style:text-properties fo:color="#25396E" fo:font-size="8pt" style:font-size-asian="8pt" style:font-size-complex="8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0F0F0" style:repeat-content="false"/>
      <style:paragraph-properties fo:text-align="center"/>
      <style:text-properties fo:color="#25396E" fo:font-size="8pt" style:font-size-asian="8pt" style:font-size-complex="8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color="#25396E" fo:font-size="8pt" style:font-size-asian="8pt" style:font-size-complex="8pt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fo:color="#25396E" fo:font-size="8pt" style:font-size-asian="8pt" style:font-size-complex="8pt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color="#25396E" fo:font-size="8pt" style:font-size-asian="8pt" style:font-size-complex="8pt"/>
    </style:style>
    <style:style style:name="ce23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middle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 fo:font-size="14pt" style:font-size-asian="14pt" style:font-size-complex="14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none" fo:border-bottom="none" fo:border-left="thin solid #000000" fo:border-right="none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25396E" fo:font-size="8pt" style:font-size-asian="8pt" style:font-size-complex="8pt"/>
    </style:style>
    <style:style style:name="ce44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middle" fo:background-color="#F0F0F0" style:repeat-content="false"/>
      <style:paragraph-properties fo:text-align="center"/>
      <style:text-properties fo:color="#25396E"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3.32316666666667cm"/>
    </style:style>
    <style:style style:name="co2" style:family="table-column">
      <style:table-column-properties fo:break-before="auto" style:column-width="4.08516666666667cm"/>
    </style:style>
    <style:style style:name="co3" style:family="table-column">
      <style:table-column-properties fo:break-before="auto" style:column-width="1.22766666666667cm"/>
    </style:style>
    <style:style style:name="co4" style:family="table-column">
      <style:table-column-properties fo:break-before="auto" style:column-width="2.87866666666667cm"/>
    </style:style>
    <style:style style:name="co5" style:family="table-column">
      <style:table-column-properties fo:break-before="auto" style:column-width="1.0795cm"/>
    </style:style>
    <style:style style:name="co6" style:family="table-column">
      <style:table-column-properties fo:break-before="auto" style:column-width="3.429cm"/>
    </style:style>
    <style:style style:name="co7" style:family="table-column">
      <style:table-column-properties fo:break-before="auto" style:column-width="3.91583333333333cm"/>
    </style:style>
    <style:style style:name="co8" style:family="table-column">
      <style:table-column-properties fo:break-before="auto" style:column-width="3.15383333333333cm"/>
    </style:style>
    <style:style style:name="co9" style:family="table-column">
      <style:table-column-properties fo:break-before="auto" style:column-width="3.34433333333333cm"/>
    </style:style>
    <style:style style:name="co10" style:family="table-column">
      <style:table-column-properties fo:break-before="auto" style:column-width="2.96333333333333cm"/>
    </style:style>
    <style:style style:name="co11" style:family="table-column">
      <style:table-column-properties fo:break-before="auto" style:column-width="5.05883333333333cm"/>
    </style:style>
    <style:style style:name="co12" style:family="table-column">
      <style:table-column-properties fo:break-before="auto" style:column-width="1.31233333333333cm"/>
    </style:style>
    <style:style style:name="co13" style:family="table-column">
      <style:table-column-properties fo:break-before="auto" style:column-width="3.51366666666667cm"/>
    </style:style>
    <style:style style:name="co14" style:family="table-column">
      <style:table-column-properties fo:break-before="auto" style:column-width="4.5085cm"/>
    </style:style>
    <style:style style:name="co15" style:family="table-column">
      <style:table-column-properties fo:break-before="auto" style:column-width="1.69333333333333cm"/>
    </style:style>
    <style:style style:name="ro1" style:family="table-row">
      <style:table-row-properties style:row-height="70.5pt" style:use-optimal-row-height="false" fo:break-before="auto"/>
    </style:style>
    <style:style style:name="ro2" style:family="table-row">
      <style:table-row-properties style:row-height="42pt" style:use-optimal-row-height="false" fo:break-before="auto"/>
    </style:style>
    <style:style style:name="ro3" style:family="table-row">
      <style:table-row-properties style:row-height="43.5pt" style:use-optimal-row-height="false" fo:break-before="auto"/>
    </style:style>
    <style:style style:name="ro4" style:family="table-row">
      <style:table-row-properties style:row-height="22.5pt" style:use-optimal-row-height="fals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17.25pt" style:use-optimal-row-height="false" fo:break-before="auto"/>
    </style:style>
    <style:style style:name="ro7" style:family="table-row">
      <style:table-row-properties style:row-height="20.25pt" style:use-optimal-row-height="false" fo:break-before="auto"/>
    </style:style>
    <style:style style:name="ro8" style:family="table-row">
      <style:table-row-properties style:row-height="33.75pt" style:use-optimal-row-height="false" fo:break-before="auto"/>
    </style:style>
    <style:style style:name="ro9" style:family="table-row">
      <style:table-row-properties style:row-height="13.5pt" style:use-optimal-row-height="false" fo:break-before="auto"/>
    </style:style>
    <style:style style:name="ro10" style:family="table-row">
      <style:table-row-properties style:row-height="14.25pt" style:use-optimal-row-height="false" fo:break-before="auto"/>
    </style:style>
    <style:style style:name="ro11" style:family="table-row">
      <style:table-row-properties style:row-height="16.5pt" style:use-optimal-row-height="false" fo:break-before="auto"/>
    </style:style>
    <style:style style:name="ro12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uantitativo_Relatorio_Cargo_C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6369" table:default-cell-style-name="ce1"/>
        <table:table-row table:style-name="ro1">
          <table:table-cell table:number-columns-repeated="15" table:style-name="ce2"/>
          <table:table-cell table:number-columns-repeated="16369"/>
        </table:table-row>
        <table:table-row table:style-name="ro2">
          <table:table-cell office:value-type="string" table:number-columns-spanned="12" table:number-rows-spanned="1" table:style-name="ce39">
            <text:p>ANEXO III - QUANTITATIVO DE CARGO EM COMISSÃO E FUNÇÃO DE CONFIANÇA</text:p>
          </table:table-cell>
          <table:covered-table-cell table:number-columns-repeated="11"/>
          <table:table-cell table:number-columns-repeated="3" table:style-name="ce2"/>
          <table:table-cell table:number-columns-repeated="16369"/>
        </table:table-row>
        <table:table-row table:style-name="ro3">
          <table:table-cell office:value-type="string" table:number-columns-spanned="12" table:number-rows-spanned="1" table:style-name="ce39">
            <text:p>TABELA 1 - PODERES EXECUTIVO, LEGISLATIVO E JUDICIÁRIO - DPU - MPU - EMPRESAS ESTATAIS DEPENDENTES DA UNIÃO</text:p>
          </table:table-cell>
          <table:covered-table-cell table:number-columns-repeated="11"/>
          <table:table-cell table:number-columns-repeated="3" table:style-name="ce2"/>
          <table:table-cell table:number-columns-repeated="16369"/>
        </table:table-row>
        <table:table-row table:style-name="ro4">
          <table:table-cell table:number-columns-repeated="15" table:style-name="ce2"/>
          <table:table-cell table:number-columns-repeated="16369"/>
        </table:table-row>
        <table:table-row table:style-name="ro5">
          <table:table-cell office:value-type="string" table:number-columns-spanned="8" table:number-rows-spanned="1" table:style-name="ce23">
            <text:p>PODER/ÓRGÃO/UNIDADE: MINISTÉRIO PÚBLICO DA UNIÃO - MPU</text:p>
          </table:table-cell>
          <table:covered-table-cell table:number-columns-repeated="7"/>
          <table:table-cell table:style-name="ce2"/>
          <table:table-cell office:value-type="string" table:style-name="ce3">
            <text:p>Posição:</text:p>
          </table:table-cell>
          <table:table-cell office:value-type="date" office:date-value="2016-12-01T00:00:00" table:style-name="ce13">
            <text:p>dez/16</text:p>
          </table:table-cell>
          <table:table-cell table:number-columns-repeated="2" table:style-name="ce2"/>
          <table:table-cell table:number-columns-repeated="16371" table:style-name="ce1"/>
        </table:table-row>
        <table:table-row table:style-name="ro6">
          <table:table-cell office:value-type="string" table:number-columns-spanned="5" table:number-rows-spanned="4" table:style-name="ce45">
            <text:p>DENOMINAÇÃO</text:p>
          </table:table-cell>
          <table:covered-table-cell table:number-columns-repeated="4"/>
          <table:table-cell office:value-type="string" table:number-columns-spanned="6" table:number-rows-spanned="1" table:style-name="ce33">
            <text:p>QUANTIDADE</text:p>
          </table:table-cell>
          <table:covered-table-cell table:number-columns-repeated="5"/>
          <table:table-cell table:number-columns-repeated="4" table:style-name="ce2"/>
          <table:table-cell table:number-columns-repeated="16369"/>
        </table:table-row>
        <table:table-row table:style-name="ro5">
          <table:covered-table-cell/>
          <table:covered-table-cell table:number-columns-repeated="4"/>
          <table:table-cell office:value-type="string" table:number-columns-spanned="4" table:number-rows-spanned="1" table:style-name="ce44">
            <text:p>OCUPADO</text:p>
          </table:table-cell>
          <table:covered-table-cell table:number-columns-repeated="3"/>
          <table:table-cell office:value-type="string" table:number-columns-spanned="1" table:number-rows-spanned="3" table:style-name="ce44">
            <text:p>VAGO</text:p>
          </table:table-cell>
          <table:table-cell office:value-type="string" table:number-columns-spanned="1" table:number-rows-spanned="3" table:style-name="ce33">
            <text:p>TOTAL</text:p>
          </table:table-cell>
          <table:table-cell table:number-columns-repeated="4" table:style-name="ce2"/>
          <table:table-cell table:number-columns-repeated="16369"/>
        </table:table-row>
        <table:table-row table:style-name="ro7">
          <table:covered-table-cell/>
          <table:covered-table-cell table:number-columns-repeated="4"/>
          <table:table-cell office:value-type="string" table:number-columns-spanned="2" table:number-rows-spanned="1" table:style-name="ce44">
            <text:p>COM VÍNCULO</text:p>
          </table:table-cell>
          <table:covered-table-cell/>
          <table:table-cell office:value-type="string" table:number-columns-spanned="1" table:number-rows-spanned="2" table:style-name="ce44">
            <text:p>SEM<text:s/></text:p>
            <text:p>VÍNCULO</text:p>
          </table:table-cell>
          <table:table-cell office:value-type="string" table:number-columns-spanned="1" table:number-rows-spanned="2" table:style-name="ce44">
            <text:p>SUBTOTAL</text:p>
          </table:table-cell>
          <table:covered-table-cell/>
          <table:covered-table-cell/>
          <table:table-cell table:number-columns-repeated="4" table:style-name="ce2"/>
          <table:table-cell table:number-columns-repeated="16369"/>
        </table:table-row>
        <table:table-row table:style-name="ro8">
          <table:covered-table-cell/>
          <table:covered-table-cell table:number-columns-repeated="4"/>
          <table:table-cell office:value-type="string" table:style-name="ce10">
            <text:p>COM OPÇÃO</text:p>
          </table:table-cell>
          <table:table-cell office:value-type="string" table:style-name="ce7">
            <text:p>SEM OPÇÃO</text:p>
          </table:table-cell>
          <table:covered-table-cell/>
          <table:covered-table-cell/>
          <table:covered-table-cell/>
          <table:covered-table-cell/>
          <table:table-cell table:number-columns-repeated="4" table:style-name="ce2"/>
          <table:table-cell table:number-columns-repeated="16369"/>
        </table:table-row>
        <table:table-row table:style-name="ro9">
          <table:table-cell office:value-type="string" table:number-columns-spanned="5" table:number-rows-spanned="1" table:style-name="ce43">
            <text:p>CC-7</text:p>
          </table:table-cell>
          <table:covered-table-cell table:number-columns-repeated="4"/>
          <table:table-cell office:value-type="float" office:value="2" table:formula="of:=['file:///C:/Users/User/Desktop/SUBPLAN/PORTARIAS%20SOF/1%20-%20MPF/anexo_III_2016_xls.xls'#'Anexo_3_Tabela_1_Quantitati_(2'.D11]+['file:///C:/Users/User/Desktop/SUBPLAN/PORTARIAS%20SOF/2%20-%20MPM/anexo-iii-tabela-1-quantitativo_cargo_comissao_funcao-dap-2.ods'#'Quantitativo_Relatorio_Carg_(2'.F10]+['file:///C:/Users/User/Desktop/SUBPLAN/PORTARIAS%20SOF/3%20-%20MPDFT/anexo_iii_-_tabela_1.xls'#Quantitativo_Relatorio_Cargo_Co.F10]+['file:///C:/Users/User/Desktop/SUBPLAN/PORTARIAS%20SOF/4%20-%20MPT/Anexo_3_Tabela_1_Quantitativo_Cargo_Comissao_Funcao_12_2016_MP_V2T.xls'#'Anexo_3_Tabela_1_Quantitati_(2'.D10]+['file:///C:/Users/User/Desktop/SUBPLAN/PORTARIAS%20SOF/5%20-%20ESMPU/Anexo%20III%20-%20tabela%201%20Quantitativo%20de%20Cargos%20em%20Comiss%E3o%20e%20Fun%E7%E3o%20de%20Confian%E7a%20ESMPU%20-%20dez2016.ods'#'Quantitativo_Fisico_Pessoal_(2'.E9]" table:style-name="ce8">
            <text:p>2</text:p>
          </table:table-cell>
          <table:table-cell office:value-type="float" office:value="0" table:formula="of:=['file:///C:/Users/User/Desktop/SUBPLAN/PORTARIAS%20SOF/1%20-%20MPF/anexo_III_2016_xls.xls'#'Anexo_3_Tabela_1_Quantitati_(2'.E11]+['file:///C:/Users/User/Desktop/SUBPLAN/PORTARIAS%20SOF/2%20-%20MPM/anexo-iii-tabela-1-quantitativo_cargo_comissao_funcao-dap-2.ods'#'Quantitativo_Relatorio_Carg_(2'.G10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E10]+['file:///C:/Users/User/Desktop/SUBPLAN/PORTARIAS%20SOF/5%20-%20ESMPU/Anexo%20III%20-%20tabela%201%20Quantitativo%20de%20Cargos%20em%20Comiss%E3o%20e%20Fun%E7%E3o%20de%20Confian%E7a%20ESMPU%20-%20dez2016.ods'#'Quantitativo_Fisico_Pessoal_(2'.F9]" table:style-name="ce8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F11]+['file:///C:/Users/User/Desktop/SUBPLAN/PORTARIAS%20SOF/2%20-%20MPM/anexo-iii-tabela-1-quantitativo_cargo_comissao_funcao-dap-2.ods'#'Quantitativo_Relatorio_Carg_(2'.H10]+['file:///C:/Users/User/Desktop/SUBPLAN/PORTARIAS%20SOF/3%20-%20MPDFT/anexo_iii_-_tabela_1.xls'#Quantitativo_Relatorio_Cargo_Co.G10]+['file:///C:/Users/User/Desktop/SUBPLAN/PORTARIAS%20SOF/4%20-%20MPT/Anexo_3_Tabela_1_Quantitativo_Cargo_Comissao_Funcao_12_2016_MP_V2T.xls'#'Anexo_3_Tabela_1_Quantitati_(2'.F10]+['file:///C:/Users/User/Desktop/SUBPLAN/PORTARIAS%20SOF/5%20-%20ESMPU/Anexo%20III%20-%20tabela%201%20Quantitativo%20de%20Cargos%20em%20Comiss%E3o%20e%20Fun%E7%E3o%20de%20Confian%E7a%20ESMPU%20-%20dez2016.ods'#'Quantitativo_Fisico_Pessoal_(2'.G9]" table:style-name="ce8">
            <text:p>0</text:p>
          </table:table-cell>
          <table:table-cell office:value-type="float" office:value="0" table:formula="of:=[.F10]+[.G10]+[.H10]" table:style-name="ce5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H11]+['file:///C:/Users/User/Desktop/SUBPLAN/PORTARIAS%20SOF/2%20-%20MPM/anexo-iii-tabela-1-quantitativo_cargo_comissao_funcao-dap-2.ods'#'Quantitativo_Relatorio_Carg_(2'.J10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H10]+['file:///C:/Users/User/Desktop/SUBPLAN/PORTARIAS%20SOF/5%20-%20ESMPU/Anexo%20III%20-%20tabela%201%20Quantitativo%20de%20Cargos%20em%20Comiss%E3o%20e%20Fun%E7%E3o%20de%20Confian%E7a%20ESMPU%20-%20dez2016.ods'#'Quantitativo_Fisico_Pessoal_(2'.I9]" table:style-name="ce8">
            <text:p>#REF!</text:p>
          </table:table-cell>
          <table:table-cell office:value-type="float" office:value="0" table:formula="of:=[.I10]+[.J10]" table:style-name="ce11">
            <text:p>#REF!</text:p>
          </table:table-cell>
          <table:table-cell table:number-columns-repeated="4" table:style-name="ce2"/>
          <table:table-cell table:number-columns-repeated="16369"/>
        </table:table-row>
        <table:table-row table:style-name="ro9">
          <table:table-cell office:value-type="string" table:number-columns-spanned="5" table:number-rows-spanned="1" table:style-name="ce43">
            <text:p>CC-6</text:p>
          </table:table-cell>
          <table:covered-table-cell table:number-columns-repeated="4"/>
          <table:table-cell office:value-type="float" office:value="55" table:formula="of:=['file:///C:/Users/User/Desktop/SUBPLAN/PORTARIAS%20SOF/1%20-%20MPF/anexo_III_2016_xls.xls'#'Anexo_3_Tabela_1_Quantitati_(2'.D12]+['file:///C:/Users/User/Desktop/SUBPLAN/PORTARIAS%20SOF/2%20-%20MPM/anexo-iii-tabela-1-quantitativo_cargo_comissao_funcao-dap-2.ods'#'Quantitativo_Relatorio_Carg_(2'.F11]+['file:///C:/Users/User/Desktop/SUBPLAN/PORTARIAS%20SOF/3%20-%20MPDFT/anexo_iii_-_tabela_1.xls'#Quantitativo_Relatorio_Cargo_Co.F11]+['file:///C:/Users/User/Desktop/SUBPLAN/PORTARIAS%20SOF/4%20-%20MPT/Anexo_3_Tabela_1_Quantitativo_Cargo_Comissao_Funcao_12_2016_MP_V2T.xls'#'Anexo_3_Tabela_1_Quantitati_(2'.D11]+['file:///C:/Users/User/Desktop/SUBPLAN/PORTARIAS%20SOF/5%20-%20ESMPU/Anexo%20III%20-%20tabela%201%20Quantitativo%20de%20Cargos%20em%20Comiss%E3o%20e%20Fun%E7%E3o%20de%20Confian%E7a%20ESMPU%20-%20dez2016.ods'#'Quantitativo_Fisico_Pessoal_(2'.E10]" table:style-name="ce8">
            <text:p>55</text:p>
          </table:table-cell>
          <table:table-cell office:value-type="float" office:value="0" table:formula="of:=['file:///C:/Users/User/Desktop/SUBPLAN/PORTARIAS%20SOF/1%20-%20MPF/anexo_III_2016_xls.xls'#'Anexo_3_Tabela_1_Quantitati_(2'.E12]+['file:///C:/Users/User/Desktop/SUBPLAN/PORTARIAS%20SOF/2%20-%20MPM/anexo-iii-tabela-1-quantitativo_cargo_comissao_funcao-dap-2.ods'#'Quantitativo_Relatorio_Carg_(2'.G11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E11]+['file:///C:/Users/User/Desktop/SUBPLAN/PORTARIAS%20SOF/5%20-%20ESMPU/Anexo%20III%20-%20tabela%201%20Quantitativo%20de%20Cargos%20em%20Comiss%E3o%20e%20Fun%E7%E3o%20de%20Confian%E7a%20ESMPU%20-%20dez2016.ods'#'Quantitativo_Fisico_Pessoal_(2'.F10]" table:style-name="ce8">
            <text:p>#REF!</text:p>
          </table:table-cell>
          <table:table-cell office:value-type="float" office:value="13" table:formula="of:=['file:///C:/Users/User/Desktop/SUBPLAN/PORTARIAS%20SOF/1%20-%20MPF/anexo_III_2016_xls.xls'#'Anexo_3_Tabela_1_Quantitati_(2'.F12]+['file:///C:/Users/User/Desktop/SUBPLAN/PORTARIAS%20SOF/2%20-%20MPM/anexo-iii-tabela-1-quantitativo_cargo_comissao_funcao-dap-2.ods'#'Quantitativo_Relatorio_Carg_(2'.H11]+['file:///C:/Users/User/Desktop/SUBPLAN/PORTARIAS%20SOF/3%20-%20MPDFT/anexo_iii_-_tabela_1.xls'#Quantitativo_Relatorio_Cargo_Co.G11]+['file:///C:/Users/User/Desktop/SUBPLAN/PORTARIAS%20SOF/4%20-%20MPT/Anexo_3_Tabela_1_Quantitativo_Cargo_Comissao_Funcao_12_2016_MP_V2T.xls'#'Anexo_3_Tabela_1_Quantitati_(2'.F11]+['file:///C:/Users/User/Desktop/SUBPLAN/PORTARIAS%20SOF/5%20-%20ESMPU/Anexo%20III%20-%20tabela%201%20Quantitativo%20de%20Cargos%20em%20Comiss%E3o%20e%20Fun%E7%E3o%20de%20Confian%E7a%20ESMPU%20-%20dez2016.ods'#'Quantitativo_Fisico_Pessoal_(2'.G10]" table:style-name="ce8">
            <text:p>13</text:p>
          </table:table-cell>
          <table:table-cell office:value-type="float" office:value="0" table:formula="of:=[.F11]+[.G11]+[.H11]" table:style-name="ce5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H12]+['file:///C:/Users/User/Desktop/SUBPLAN/PORTARIAS%20SOF/2%20-%20MPM/anexo-iii-tabela-1-quantitativo_cargo_comissao_funcao-dap-2.ods'#'Quantitativo_Relatorio_Carg_(2'.J11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H11]+['file:///C:/Users/User/Desktop/SUBPLAN/PORTARIAS%20SOF/5%20-%20ESMPU/Anexo%20III%20-%20tabela%201%20Quantitativo%20de%20Cargos%20em%20Comiss%E3o%20e%20Fun%E7%E3o%20de%20Confian%E7a%20ESMPU%20-%20dez2016.ods'#'Quantitativo_Fisico_Pessoal_(2'.I10]" table:style-name="ce8">
            <text:p>#REF!</text:p>
          </table:table-cell>
          <table:table-cell office:value-type="float" office:value="0" table:formula="of:=[.I11]+[.J11]" table:style-name="ce11">
            <text:p>#REF!</text:p>
          </table:table-cell>
          <table:table-cell table:number-columns-repeated="4" table:style-name="ce2"/>
          <table:table-cell table:number-columns-repeated="16369"/>
        </table:table-row>
        <table:table-row table:style-name="ro10">
          <table:table-cell office:value-type="string" table:number-columns-spanned="5" table:number-rows-spanned="1" table:style-name="ce43">
            <text:p>CC-5</text:p>
          </table:table-cell>
          <table:covered-table-cell table:number-columns-repeated="4"/>
          <table:table-cell office:value-type="float" office:value="195" table:formula="of:=['file:///C:/Users/User/Desktop/SUBPLAN/PORTARIAS%20SOF/1%20-%20MPF/anexo_III_2016_xls.xls'#'Anexo_3_Tabela_1_Quantitati_(2'.D13]+['file:///C:/Users/User/Desktop/SUBPLAN/PORTARIAS%20SOF/2%20-%20MPM/anexo-iii-tabela-1-quantitativo_cargo_comissao_funcao-dap-2.ods'#'Quantitativo_Relatorio_Carg_(2'.F12]+['file:///C:/Users/User/Desktop/SUBPLAN/PORTARIAS%20SOF/3%20-%20MPDFT/anexo_iii_-_tabela_1.xls'#Quantitativo_Relatorio_Cargo_Co.F12]+['file:///C:/Users/User/Desktop/SUBPLAN/PORTARIAS%20SOF/4%20-%20MPT/Anexo_3_Tabela_1_Quantitativo_Cargo_Comissao_Funcao_12_2016_MP_V2T.xls'#'Anexo_3_Tabela_1_Quantitati_(2'.D12]+['file:///C:/Users/User/Desktop/SUBPLAN/PORTARIAS%20SOF/5%20-%20ESMPU/Anexo%20III%20-%20tabela%201%20Quantitativo%20de%20Cargos%20em%20Comiss%E3o%20e%20Fun%E7%E3o%20de%20Confian%E7a%20ESMPU%20-%20dez2016.ods'#'Quantitativo_Fisico_Pessoal_(2'.E11]" table:style-name="ce8">
            <text:p>195</text:p>
          </table:table-cell>
          <table:table-cell office:value-type="float" office:value="0" table:formula="of:=['file:///C:/Users/User/Desktop/SUBPLAN/PORTARIAS%20SOF/1%20-%20MPF/anexo_III_2016_xls.xls'#'Anexo_3_Tabela_1_Quantitati_(2'.E13]+['file:///C:/Users/User/Desktop/SUBPLAN/PORTARIAS%20SOF/2%20-%20MPM/anexo-iii-tabela-1-quantitativo_cargo_comissao_funcao-dap-2.ods'#'Quantitativo_Relatorio_Carg_(2'.G12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E12]+['file:///C:/Users/User/Desktop/SUBPLAN/PORTARIAS%20SOF/5%20-%20ESMPU/Anexo%20III%20-%20tabela%201%20Quantitativo%20de%20Cargos%20em%20Comiss%E3o%20e%20Fun%E7%E3o%20de%20Confian%E7a%20ESMPU%20-%20dez2016.ods'#'Quantitativo_Fisico_Pessoal_(2'.F11]" table:style-name="ce8">
            <text:p>#REF!</text:p>
          </table:table-cell>
          <table:table-cell office:value-type="float" office:value="68" table:formula="of:=['file:///C:/Users/User/Desktop/SUBPLAN/PORTARIAS%20SOF/1%20-%20MPF/anexo_III_2016_xls.xls'#'Anexo_3_Tabela_1_Quantitati_(2'.F13]+['file:///C:/Users/User/Desktop/SUBPLAN/PORTARIAS%20SOF/2%20-%20MPM/anexo-iii-tabela-1-quantitativo_cargo_comissao_funcao-dap-2.ods'#'Quantitativo_Relatorio_Carg_(2'.H12]+['file:///C:/Users/User/Desktop/SUBPLAN/PORTARIAS%20SOF/3%20-%20MPDFT/anexo_iii_-_tabela_1.xls'#Quantitativo_Relatorio_Cargo_Co.G12]+['file:///C:/Users/User/Desktop/SUBPLAN/PORTARIAS%20SOF/4%20-%20MPT/Anexo_3_Tabela_1_Quantitativo_Cargo_Comissao_Funcao_12_2016_MP_V2T.xls'#'Anexo_3_Tabela_1_Quantitati_(2'.F12]+['file:///C:/Users/User/Desktop/SUBPLAN/PORTARIAS%20SOF/5%20-%20ESMPU/Anexo%20III%20-%20tabela%201%20Quantitativo%20de%20Cargos%20em%20Comiss%E3o%20e%20Fun%E7%E3o%20de%20Confian%E7a%20ESMPU%20-%20dez2016.ods'#'Quantitativo_Fisico_Pessoal_(2'.G11]" table:style-name="ce8">
            <text:p>68</text:p>
          </table:table-cell>
          <table:table-cell office:value-type="float" office:value="0" table:formula="of:=[.F12]+[.G12]+[.H12]" table:style-name="ce5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H13]+['file:///C:/Users/User/Desktop/SUBPLAN/PORTARIAS%20SOF/2%20-%20MPM/anexo-iii-tabela-1-quantitativo_cargo_comissao_funcao-dap-2.ods'#'Quantitativo_Relatorio_Carg_(2'.J12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H12]+['file:///C:/Users/User/Desktop/SUBPLAN/PORTARIAS%20SOF/5%20-%20ESMPU/Anexo%20III%20-%20tabela%201%20Quantitativo%20de%20Cargos%20em%20Comiss%E3o%20e%20Fun%E7%E3o%20de%20Confian%E7a%20ESMPU%20-%20dez2016.ods'#'Quantitativo_Fisico_Pessoal_(2'.I11]" table:style-name="ce8">
            <text:p>#REF!</text:p>
          </table:table-cell>
          <table:table-cell office:value-type="float" office:value="0" table:formula="of:=[.I12]+[.J12]" table:style-name="ce11">
            <text:p>#REF!</text:p>
          </table:table-cell>
          <table:table-cell table:number-columns-repeated="4" table:style-name="ce2"/>
          <table:table-cell table:number-columns-repeated="16369"/>
        </table:table-row>
        <table:table-row table:style-name="ro9">
          <table:table-cell office:value-type="string" table:number-columns-spanned="5" table:number-rows-spanned="1" table:style-name="ce43">
            <text:p>CC-4</text:p>
          </table:table-cell>
          <table:covered-table-cell table:number-columns-repeated="4"/>
          <table:table-cell office:value-type="float" office:value="137" table:formula="of:=['file:///C:/Users/User/Desktop/SUBPLAN/PORTARIAS%20SOF/1%20-%20MPF/anexo_III_2016_xls.xls'#'Anexo_3_Tabela_1_Quantitati_(2'.D14]+['file:///C:/Users/User/Desktop/SUBPLAN/PORTARIAS%20SOF/2%20-%20MPM/anexo-iii-tabela-1-quantitativo_cargo_comissao_funcao-dap-2.ods'#'Quantitativo_Relatorio_Carg_(2'.F13]+['file:///C:/Users/User/Desktop/SUBPLAN/PORTARIAS%20SOF/3%20-%20MPDFT/anexo_iii_-_tabela_1.xls'#Quantitativo_Relatorio_Cargo_Co.F13]+['file:///C:/Users/User/Desktop/SUBPLAN/PORTARIAS%20SOF/4%20-%20MPT/Anexo_3_Tabela_1_Quantitativo_Cargo_Comissao_Funcao_12_2016_MP_V2T.xls'#'Anexo_3_Tabela_1_Quantitati_(2'.D13]+['file:///C:/Users/User/Desktop/SUBPLAN/PORTARIAS%20SOF/5%20-%20ESMPU/Anexo%20III%20-%20tabela%201%20Quantitativo%20de%20Cargos%20em%20Comiss%E3o%20e%20Fun%E7%E3o%20de%20Confian%E7a%20ESMPU%20-%20dez2016.ods'#'Quantitativo_Fisico_Pessoal_(2'.E12]" table:style-name="ce8">
            <text:p>137</text:p>
          </table:table-cell>
          <table:table-cell office:value-type="float" office:value="0" table:formula="of:=['file:///C:/Users/User/Desktop/SUBPLAN/PORTARIAS%20SOF/1%20-%20MPF/anexo_III_2016_xls.xls'#'Anexo_3_Tabela_1_Quantitati_(2'.E14]+['file:///C:/Users/User/Desktop/SUBPLAN/PORTARIAS%20SOF/2%20-%20MPM/anexo-iii-tabela-1-quantitativo_cargo_comissao_funcao-dap-2.ods'#'Quantitativo_Relatorio_Carg_(2'.G13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E13]+['file:///C:/Users/User/Desktop/SUBPLAN/PORTARIAS%20SOF/5%20-%20ESMPU/Anexo%20III%20-%20tabela%201%20Quantitativo%20de%20Cargos%20em%20Comiss%E3o%20e%20Fun%E7%E3o%20de%20Confian%E7a%20ESMPU%20-%20dez2016.ods'#'Quantitativo_Fisico_Pessoal_(2'.F12]" table:style-name="ce8">
            <text:p>#REF!</text:p>
          </table:table-cell>
          <table:table-cell office:value-type="float" office:value="130" table:formula="of:=['file:///C:/Users/User/Desktop/SUBPLAN/PORTARIAS%20SOF/1%20-%20MPF/anexo_III_2016_xls.xls'#'Anexo_3_Tabela_1_Quantitati_(2'.F14]+['file:///C:/Users/User/Desktop/SUBPLAN/PORTARIAS%20SOF/2%20-%20MPM/anexo-iii-tabela-1-quantitativo_cargo_comissao_funcao-dap-2.ods'#'Quantitativo_Relatorio_Carg_(2'.H13]+['file:///C:/Users/User/Desktop/SUBPLAN/PORTARIAS%20SOF/3%20-%20MPDFT/anexo_iii_-_tabela_1.xls'#Quantitativo_Relatorio_Cargo_Co.G13]+['file:///C:/Users/User/Desktop/SUBPLAN/PORTARIAS%20SOF/4%20-%20MPT/Anexo_3_Tabela_1_Quantitativo_Cargo_Comissao_Funcao_12_2016_MP_V2T.xls'#'Anexo_3_Tabela_1_Quantitati_(2'.F13]+['file:///C:/Users/User/Desktop/SUBPLAN/PORTARIAS%20SOF/5%20-%20ESMPU/Anexo%20III%20-%20tabela%201%20Quantitativo%20de%20Cargos%20em%20Comiss%E3o%20e%20Fun%E7%E3o%20de%20Confian%E7a%20ESMPU%20-%20dez2016.ods'#'Quantitativo_Fisico_Pessoal_(2'.G12]" table:style-name="ce8">
            <text:p>130</text:p>
          </table:table-cell>
          <table:table-cell office:value-type="float" office:value="0" table:formula="of:=[.F13]+[.G13]+[.H13]" table:style-name="ce5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H14]+['file:///C:/Users/User/Desktop/SUBPLAN/PORTARIAS%20SOF/2%20-%20MPM/anexo-iii-tabela-1-quantitativo_cargo_comissao_funcao-dap-2.ods'#'Quantitativo_Relatorio_Carg_(2'.J13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H13]+['file:///C:/Users/User/Desktop/SUBPLAN/PORTARIAS%20SOF/5%20-%20ESMPU/Anexo%20III%20-%20tabela%201%20Quantitativo%20de%20Cargos%20em%20Comiss%E3o%20e%20Fun%E7%E3o%20de%20Confian%E7a%20ESMPU%20-%20dez2016.ods'#'Quantitativo_Fisico_Pessoal_(2'.I12]" table:style-name="ce8">
            <text:p>#REF!</text:p>
          </table:table-cell>
          <table:table-cell office:value-type="float" office:value="0" table:formula="of:=[.I13]+[.J13]" table:style-name="ce11">
            <text:p>#REF!</text:p>
          </table:table-cell>
          <table:table-cell table:number-columns-repeated="4" table:style-name="ce2"/>
          <table:table-cell table:number-columns-repeated="16369"/>
        </table:table-row>
        <table:table-row table:style-name="ro9">
          <table:table-cell office:value-type="string" table:number-columns-spanned="5" table:number-rows-spanned="1" table:style-name="ce43">
            <text:p>CC-3</text:p>
          </table:table-cell>
          <table:covered-table-cell table:number-columns-repeated="4"/>
          <table:table-cell office:value-type="float" office:value="310" table:formula="of:=['file:///C:/Users/User/Desktop/SUBPLAN/PORTARIAS%20SOF/1%20-%20MPF/anexo_III_2016_xls.xls'#'Anexo_3_Tabela_1_Quantitati_(2'.D15]+['file:///C:/Users/User/Desktop/SUBPLAN/PORTARIAS%20SOF/2%20-%20MPM/anexo-iii-tabela-1-quantitativo_cargo_comissao_funcao-dap-2.ods'#'Quantitativo_Relatorio_Carg_(2'.F14]+['file:///C:/Users/User/Desktop/SUBPLAN/PORTARIAS%20SOF/3%20-%20MPDFT/anexo_iii_-_tabela_1.xls'#Quantitativo_Relatorio_Cargo_Co.F14]+['file:///C:/Users/User/Desktop/SUBPLAN/PORTARIAS%20SOF/4%20-%20MPT/Anexo_3_Tabela_1_Quantitativo_Cargo_Comissao_Funcao_12_2016_MP_V2T.xls'#'Anexo_3_Tabela_1_Quantitati_(2'.D14]+['file:///C:/Users/User/Desktop/SUBPLAN/PORTARIAS%20SOF/5%20-%20ESMPU/Anexo%20III%20-%20tabela%201%20Quantitativo%20de%20Cargos%20em%20Comiss%E3o%20e%20Fun%E7%E3o%20de%20Confian%E7a%20ESMPU%20-%20dez2016.ods'#'Quantitativo_Fisico_Pessoal_(2'.E13]" table:style-name="ce8">
            <text:p>310</text:p>
          </table:table-cell>
          <table:table-cell office:value-type="float" office:value="0" table:formula="of:=['file:///C:/Users/User/Desktop/SUBPLAN/PORTARIAS%20SOF/1%20-%20MPF/anexo_III_2016_xls.xls'#'Anexo_3_Tabela_1_Quantitati_(2'.E15]+['file:///C:/Users/User/Desktop/SUBPLAN/PORTARIAS%20SOF/2%20-%20MPM/anexo-iii-tabela-1-quantitativo_cargo_comissao_funcao-dap-2.ods'#'Quantitativo_Relatorio_Carg_(2'.G14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E14]+['file:///C:/Users/User/Desktop/SUBPLAN/PORTARIAS%20SOF/5%20-%20ESMPU/Anexo%20III%20-%20tabela%201%20Quantitativo%20de%20Cargos%20em%20Comiss%E3o%20e%20Fun%E7%E3o%20de%20Confian%E7a%20ESMPU%20-%20dez2016.ods'#'Quantitativo_Fisico_Pessoal_(2'.F13]" table:style-name="ce8">
            <text:p>#REF!</text:p>
          </table:table-cell>
          <table:table-cell office:value-type="float" office:value="65" table:formula="of:=['file:///C:/Users/User/Desktop/SUBPLAN/PORTARIAS%20SOF/1%20-%20MPF/anexo_III_2016_xls.xls'#'Anexo_3_Tabela_1_Quantitati_(2'.F15]+['file:///C:/Users/User/Desktop/SUBPLAN/PORTARIAS%20SOF/2%20-%20MPM/anexo-iii-tabela-1-quantitativo_cargo_comissao_funcao-dap-2.ods'#'Quantitativo_Relatorio_Carg_(2'.H14]+['file:///C:/Users/User/Desktop/SUBPLAN/PORTARIAS%20SOF/3%20-%20MPDFT/anexo_iii_-_tabela_1.xls'#Quantitativo_Relatorio_Cargo_Co.G14]+['file:///C:/Users/User/Desktop/SUBPLAN/PORTARIAS%20SOF/4%20-%20MPT/Anexo_3_Tabela_1_Quantitativo_Cargo_Comissao_Funcao_12_2016_MP_V2T.xls'#'Anexo_3_Tabela_1_Quantitati_(2'.F14]+['file:///C:/Users/User/Desktop/SUBPLAN/PORTARIAS%20SOF/5%20-%20ESMPU/Anexo%20III%20-%20tabela%201%20Quantitativo%20de%20Cargos%20em%20Comiss%E3o%20e%20Fun%E7%E3o%20de%20Confian%E7a%20ESMPU%20-%20dez2016.ods'#'Quantitativo_Fisico_Pessoal_(2'.G13]" table:style-name="ce8">
            <text:p>65</text:p>
          </table:table-cell>
          <table:table-cell office:value-type="float" office:value="0" table:formula="of:=[.F14]+[.G14]+[.H14]" table:style-name="ce5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H15]+['file:///C:/Users/User/Desktop/SUBPLAN/PORTARIAS%20SOF/2%20-%20MPM/anexo-iii-tabela-1-quantitativo_cargo_comissao_funcao-dap-2.ods'#'Quantitativo_Relatorio_Carg_(2'.J14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H14]+['file:///C:/Users/User/Desktop/SUBPLAN/PORTARIAS%20SOF/5%20-%20ESMPU/Anexo%20III%20-%20tabela%201%20Quantitativo%20de%20Cargos%20em%20Comiss%E3o%20e%20Fun%E7%E3o%20de%20Confian%E7a%20ESMPU%20-%20dez2016.ods'#'Quantitativo_Fisico_Pessoal_(2'.I13]" table:style-name="ce8">
            <text:p>#REF!</text:p>
          </table:table-cell>
          <table:table-cell office:value-type="float" office:value="0" table:formula="of:=[.I14]+[.J14]" table:style-name="ce11">
            <text:p>#REF!</text:p>
          </table:table-cell>
          <table:table-cell table:number-columns-repeated="4" table:style-name="ce2"/>
          <table:table-cell table:number-columns-repeated="16369"/>
        </table:table-row>
        <table:table-row table:style-name="ro9">
          <table:table-cell office:value-type="string" table:number-columns-spanned="5" table:number-rows-spanned="1" table:style-name="ce43">
            <text:p>CC-2</text:p>
          </table:table-cell>
          <table:covered-table-cell table:number-columns-repeated="4"/>
          <table:table-cell office:value-type="float" office:value="1129" table:formula="of:=['file:///C:/Users/User/Desktop/SUBPLAN/PORTARIAS%20SOF/1%20-%20MPF/anexo_III_2016_xls.xls'#'Anexo_3_Tabela_1_Quantitati_(2'.D16]+['file:///C:/Users/User/Desktop/SUBPLAN/PORTARIAS%20SOF/2%20-%20MPM/anexo-iii-tabela-1-quantitativo_cargo_comissao_funcao-dap-2.ods'#'Quantitativo_Relatorio_Carg_(2'.F15]+['file:///C:/Users/User/Desktop/SUBPLAN/PORTARIAS%20SOF/3%20-%20MPDFT/anexo_iii_-_tabela_1.xls'#Quantitativo_Relatorio_Cargo_Co.F15]+['file:///C:/Users/User/Desktop/SUBPLAN/PORTARIAS%20SOF/4%20-%20MPT/Anexo_3_Tabela_1_Quantitativo_Cargo_Comissao_Funcao_12_2016_MP_V2T.xls'#'Anexo_3_Tabela_1_Quantitati_(2'.D15]+['file:///C:/Users/User/Desktop/SUBPLAN/PORTARIAS%20SOF/5%20-%20ESMPU/Anexo%20III%20-%20tabela%201%20Quantitativo%20de%20Cargos%20em%20Comiss%E3o%20e%20Fun%E7%E3o%20de%20Confian%E7a%20ESMPU%20-%20dez2016.ods'#'Quantitativo_Fisico_Pessoal_(2'.E14]" table:style-name="ce8">
            <text:p>1129</text:p>
          </table:table-cell>
          <table:table-cell office:value-type="float" office:value="0" table:formula="of:=['file:///C:/Users/User/Desktop/SUBPLAN/PORTARIAS%20SOF/1%20-%20MPF/anexo_III_2016_xls.xls'#'Anexo_3_Tabela_1_Quantitati_(2'.E16]+['file:///C:/Users/User/Desktop/SUBPLAN/PORTARIAS%20SOF/2%20-%20MPM/anexo-iii-tabela-1-quantitativo_cargo_comissao_funcao-dap-2.ods'#'Quantitativo_Relatorio_Carg_(2'.G15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E15]+['file:///C:/Users/User/Desktop/SUBPLAN/PORTARIAS%20SOF/5%20-%20ESMPU/Anexo%20III%20-%20tabela%201%20Quantitativo%20de%20Cargos%20em%20Comiss%E3o%20e%20Fun%E7%E3o%20de%20Confian%E7a%20ESMPU%20-%20dez2016.ods'#'Quantitativo_Fisico_Pessoal_(2'.F14]" table:style-name="ce8">
            <text:p>#REF!</text:p>
          </table:table-cell>
          <table:table-cell office:value-type="float" office:value="1007" table:formula="of:=['file:///C:/Users/User/Desktop/SUBPLAN/PORTARIAS%20SOF/1%20-%20MPF/anexo_III_2016_xls.xls'#'Anexo_3_Tabela_1_Quantitati_(2'.F16]+['file:///C:/Users/User/Desktop/SUBPLAN/PORTARIAS%20SOF/2%20-%20MPM/anexo-iii-tabela-1-quantitativo_cargo_comissao_funcao-dap-2.ods'#'Quantitativo_Relatorio_Carg_(2'.H15]+['file:///C:/Users/User/Desktop/SUBPLAN/PORTARIAS%20SOF/3%20-%20MPDFT/anexo_iii_-_tabela_1.xls'#Quantitativo_Relatorio_Cargo_Co.G15]+['file:///C:/Users/User/Desktop/SUBPLAN/PORTARIAS%20SOF/4%20-%20MPT/Anexo_3_Tabela_1_Quantitativo_Cargo_Comissao_Funcao_12_2016_MP_V2T.xls'#'Anexo_3_Tabela_1_Quantitati_(2'.F15]+['file:///C:/Users/User/Desktop/SUBPLAN/PORTARIAS%20SOF/5%20-%20ESMPU/Anexo%20III%20-%20tabela%201%20Quantitativo%20de%20Cargos%20em%20Comiss%E3o%20e%20Fun%E7%E3o%20de%20Confian%E7a%20ESMPU%20-%20dez2016.ods'#'Quantitativo_Fisico_Pessoal_(2'.G14]" table:style-name="ce8">
            <text:p>1007</text:p>
          </table:table-cell>
          <table:table-cell office:value-type="float" office:value="0" table:formula="of:=[.F15]+[.G15]+[.H15]" table:style-name="ce5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H16]+['file:///C:/Users/User/Desktop/SUBPLAN/PORTARIAS%20SOF/2%20-%20MPM/anexo-iii-tabela-1-quantitativo_cargo_comissao_funcao-dap-2.ods'#'Quantitativo_Relatorio_Carg_(2'.J15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H15]+['file:///C:/Users/User/Desktop/SUBPLAN/PORTARIAS%20SOF/5%20-%20ESMPU/Anexo%20III%20-%20tabela%201%20Quantitativo%20de%20Cargos%20em%20Comiss%E3o%20e%20Fun%E7%E3o%20de%20Confian%E7a%20ESMPU%20-%20dez2016.ods'#'Quantitativo_Fisico_Pessoal_(2'.I14]" table:style-name="ce8">
            <text:p>#REF!</text:p>
          </table:table-cell>
          <table:table-cell office:value-type="float" office:value="0" table:formula="of:=[.I15]+[.J15]" table:style-name="ce11">
            <text:p>#REF!</text:p>
          </table:table-cell>
          <table:table-cell table:number-columns-repeated="4" table:style-name="ce2"/>
          <table:table-cell table:number-columns-repeated="16369"/>
        </table:table-row>
        <table:table-row table:style-name="ro9">
          <table:table-cell office:value-type="string" table:number-columns-spanned="5" table:number-rows-spanned="1" table:style-name="ce43">
            <text:p>CC-1</text:p>
          </table:table-cell>
          <table:covered-table-cell table:number-columns-repeated="4"/>
          <table:table-cell office:value-type="float" office:value="263" table:formula="of:=['file:///C:/Users/User/Desktop/SUBPLAN/PORTARIAS%20SOF/1%20-%20MPF/anexo_III_2016_xls.xls'#'Anexo_3_Tabela_1_Quantitati_(2'.D17]+['file:///C:/Users/User/Desktop/SUBPLAN/PORTARIAS%20SOF/2%20-%20MPM/anexo-iii-tabela-1-quantitativo_cargo_comissao_funcao-dap-2.ods'#'Quantitativo_Relatorio_Carg_(2'.F16]+['file:///C:/Users/User/Desktop/SUBPLAN/PORTARIAS%20SOF/3%20-%20MPDFT/anexo_iii_-_tabela_1.xls'#Quantitativo_Relatorio_Cargo_Co.F16]+['file:///C:/Users/User/Desktop/SUBPLAN/PORTARIAS%20SOF/4%20-%20MPT/Anexo_3_Tabela_1_Quantitativo_Cargo_Comissao_Funcao_12_2016_MP_V2T.xls'#'Anexo_3_Tabela_1_Quantitati_(2'.D16]+['file:///C:/Users/User/Desktop/SUBPLAN/PORTARIAS%20SOF/5%20-%20ESMPU/Anexo%20III%20-%20tabela%201%20Quantitativo%20de%20Cargos%20em%20Comiss%E3o%20e%20Fun%E7%E3o%20de%20Confian%E7a%20ESMPU%20-%20dez2016.ods'#'Quantitativo_Fisico_Pessoal_(2'.E15]" table:style-name="ce8">
            <text:p>263</text:p>
          </table:table-cell>
          <table:table-cell office:value-type="float" office:value="0" table:formula="of:=['file:///C:/Users/User/Desktop/SUBPLAN/PORTARIAS%20SOF/1%20-%20MPF/anexo_III_2016_xls.xls'#'Anexo_3_Tabela_1_Quantitati_(2'.E17]+['file:///C:/Users/User/Desktop/SUBPLAN/PORTARIAS%20SOF/2%20-%20MPM/anexo-iii-tabela-1-quantitativo_cargo_comissao_funcao-dap-2.ods'#'Quantitativo_Relatorio_Carg_(2'.G16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E16]+['file:///C:/Users/User/Desktop/SUBPLAN/PORTARIAS%20SOF/5%20-%20ESMPU/Anexo%20III%20-%20tabela%201%20Quantitativo%20de%20Cargos%20em%20Comiss%E3o%20e%20Fun%E7%E3o%20de%20Confian%E7a%20ESMPU%20-%20dez2016.ods'#'Quantitativo_Fisico_Pessoal_(2'.F15]" table:style-name="ce8">
            <text:p>#REF!</text:p>
          </table:table-cell>
          <table:table-cell office:value-type="float" office:value="371" table:formula="of:=['file:///C:/Users/User/Desktop/SUBPLAN/PORTARIAS%20SOF/1%20-%20MPF/anexo_III_2016_xls.xls'#'Anexo_3_Tabela_1_Quantitati_(2'.F17]+['file:///C:/Users/User/Desktop/SUBPLAN/PORTARIAS%20SOF/2%20-%20MPM/anexo-iii-tabela-1-quantitativo_cargo_comissao_funcao-dap-2.ods'#'Quantitativo_Relatorio_Carg_(2'.H16]+['file:///C:/Users/User/Desktop/SUBPLAN/PORTARIAS%20SOF/3%20-%20MPDFT/anexo_iii_-_tabela_1.xls'#Quantitativo_Relatorio_Cargo_Co.G16]+['file:///C:/Users/User/Desktop/SUBPLAN/PORTARIAS%20SOF/4%20-%20MPT/Anexo_3_Tabela_1_Quantitativo_Cargo_Comissao_Funcao_12_2016_MP_V2T.xls'#'Anexo_3_Tabela_1_Quantitati_(2'.F16]+['file:///C:/Users/User/Desktop/SUBPLAN/PORTARIAS%20SOF/5%20-%20ESMPU/Anexo%20III%20-%20tabela%201%20Quantitativo%20de%20Cargos%20em%20Comiss%E3o%20e%20Fun%E7%E3o%20de%20Confian%E7a%20ESMPU%20-%20dez2016.ods'#'Quantitativo_Fisico_Pessoal_(2'.G15]" table:style-name="ce8">
            <text:p>371</text:p>
          </table:table-cell>
          <table:table-cell office:value-type="float" office:value="0" table:formula="of:=[.F16]+[.G16]+[.H16]" table:style-name="ce5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H17]+['file:///C:/Users/User/Desktop/SUBPLAN/PORTARIAS%20SOF/2%20-%20MPM/anexo-iii-tabela-1-quantitativo_cargo_comissao_funcao-dap-2.ods'#'Quantitativo_Relatorio_Carg_(2'.J16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H16]+['file:///C:/Users/User/Desktop/SUBPLAN/PORTARIAS%20SOF/5%20-%20ESMPU/Anexo%20III%20-%20tabela%201%20Quantitativo%20de%20Cargos%20em%20Comiss%E3o%20e%20Fun%E7%E3o%20de%20Confian%E7a%20ESMPU%20-%20dez2016.ods'#'Quantitativo_Fisico_Pessoal_(2'.I15]" table:style-name="ce8">
            <text:p>#REF!</text:p>
          </table:table-cell>
          <table:table-cell office:value-type="float" office:value="0" table:formula="of:=[.I16]+[.J16]" table:style-name="ce11">
            <text:p>#REF!</text:p>
          </table:table-cell>
          <table:table-cell table:number-columns-repeated="4" table:style-name="ce2"/>
          <table:table-cell table:number-columns-repeated="16369"/>
        </table:table-row>
        <table:table-row table:style-name="ro10">
          <table:table-cell office:value-type="string" table:number-columns-spanned="5" table:number-rows-spanned="1" table:style-name="ce43">
            <text:p>FC-3</text:p>
          </table:table-cell>
          <table:covered-table-cell table:number-columns-repeated="4"/>
          <table:table-cell office:value-type="float" office:value="671" table:formula="of:=['file:///C:/Users/User/Desktop/SUBPLAN/PORTARIAS%20SOF/1%20-%20MPF/anexo_III_2016_xls.xls'#'Anexo_3_Tabela_1_Quantitati_(2'.D18]+['file:///C:/Users/User/Desktop/SUBPLAN/PORTARIAS%20SOF/2%20-%20MPM/anexo-iii-tabela-1-quantitativo_cargo_comissao_funcao-dap-2.ods'#'Quantitativo_Relatorio_Carg_(2'.F17]+['file:///C:/Users/User/Desktop/SUBPLAN/PORTARIAS%20SOF/3%20-%20MPDFT/anexo_iii_-_tabela_1.xls'#Quantitativo_Relatorio_Cargo_Co.F17]+['file:///C:/Users/User/Desktop/SUBPLAN/PORTARIAS%20SOF/4%20-%20MPT/Anexo_3_Tabela_1_Quantitativo_Cargo_Comissao_Funcao_12_2016_MP_V2T.xls'#'Anexo_3_Tabela_1_Quantitati_(2'.D17]+['file:///C:/Users/User/Desktop/SUBPLAN/PORTARIAS%20SOF/5%20-%20ESMPU/Anexo%20III%20-%20tabela%201%20Quantitativo%20de%20Cargos%20em%20Comiss%E3o%20e%20Fun%E7%E3o%20de%20Confian%E7a%20ESMPU%20-%20dez2016.ods'#'Quantitativo_Fisico_Pessoal_(2'.E16]" table:style-name="ce8">
            <text:p>671</text:p>
          </table:table-cell>
          <table:table-cell office:value-type="float" office:value="0" table:formula="of:=['file:///C:/Users/User/Desktop/SUBPLAN/PORTARIAS%20SOF/1%20-%20MPF/anexo_III_2016_xls.xls'#'Anexo_3_Tabela_1_Quantitati_(2'.E18]+['file:///C:/Users/User/Desktop/SUBPLAN/PORTARIAS%20SOF/2%20-%20MPM/anexo-iii-tabela-1-quantitativo_cargo_comissao_funcao-dap-2.ods'#'Quantitativo_Relatorio_Carg_(2'.G17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E17]+['file:///C:/Users/User/Desktop/SUBPLAN/PORTARIAS%20SOF/5%20-%20ESMPU/Anexo%20III%20-%20tabela%201%20Quantitativo%20de%20Cargos%20em%20Comiss%E3o%20e%20Fun%E7%E3o%20de%20Confian%E7a%20ESMPU%20-%20dez2016.ods'#'Quantitativo_Fisico_Pessoal_(2'.F16]" table:style-name="ce8">
            <text:p>#REF!</text:p>
          </table:table-cell>
          <table:table-cell office:value-type="float" office:value="299" table:formula="of:=['file:///C:/Users/User/Desktop/SUBPLAN/PORTARIAS%20SOF/1%20-%20MPF/anexo_III_2016_xls.xls'#'Anexo_3_Tabela_1_Quantitati_(2'.F18]+['file:///C:/Users/User/Desktop/SUBPLAN/PORTARIAS%20SOF/2%20-%20MPM/anexo-iii-tabela-1-quantitativo_cargo_comissao_funcao-dap-2.ods'#'Quantitativo_Relatorio_Carg_(2'.H17]+['file:///C:/Users/User/Desktop/SUBPLAN/PORTARIAS%20SOF/3%20-%20MPDFT/anexo_iii_-_tabela_1.xls'#Quantitativo_Relatorio_Cargo_Co.G17]+['file:///C:/Users/User/Desktop/SUBPLAN/PORTARIAS%20SOF/4%20-%20MPT/Anexo_3_Tabela_1_Quantitativo_Cargo_Comissao_Funcao_12_2016_MP_V2T.xls'#'Anexo_3_Tabela_1_Quantitati_(2'.F17]+['file:///C:/Users/User/Desktop/SUBPLAN/PORTARIAS%20SOF/5%20-%20ESMPU/Anexo%20III%20-%20tabela%201%20Quantitativo%20de%20Cargos%20em%20Comiss%E3o%20e%20Fun%E7%E3o%20de%20Confian%E7a%20ESMPU%20-%20dez2016.ods'#'Quantitativo_Fisico_Pessoal_(2'.G16]" table:style-name="ce8">
            <text:p>299</text:p>
          </table:table-cell>
          <table:table-cell office:value-type="float" office:value="0" table:formula="of:=[.F17]+[.G17]+[.H17]" table:style-name="ce5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H18]+['file:///C:/Users/User/Desktop/SUBPLAN/PORTARIAS%20SOF/2%20-%20MPM/anexo-iii-tabela-1-quantitativo_cargo_comissao_funcao-dap-2.ods'#'Quantitativo_Relatorio_Carg_(2'.J17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H17]+['file:///C:/Users/User/Desktop/SUBPLAN/PORTARIAS%20SOF/5%20-%20ESMPU/Anexo%20III%20-%20tabela%201%20Quantitativo%20de%20Cargos%20em%20Comiss%E3o%20e%20Fun%E7%E3o%20de%20Confian%E7a%20ESMPU%20-%20dez2016.ods'#'Quantitativo_Fisico_Pessoal_(2'.I16]" table:style-name="ce8">
            <text:p>#REF!</text:p>
          </table:table-cell>
          <table:table-cell office:value-type="float" office:value="0" table:formula="of:=[.I17]+[.J17]" table:style-name="ce11">
            <text:p>#REF!</text:p>
          </table:table-cell>
          <table:table-cell table:number-columns-repeated="4" table:style-name="ce2"/>
          <table:table-cell table:number-columns-repeated="16369" table:style-name="ce1"/>
        </table:table-row>
        <table:table-row table:style-name="ro9">
          <table:table-cell office:value-type="string" table:number-columns-spanned="5" table:number-rows-spanned="1" table:style-name="ce43">
            <text:p>FC-2</text:p>
          </table:table-cell>
          <table:covered-table-cell table:number-columns-repeated="4"/>
          <table:table-cell office:value-type="float" office:value="2255" table:formula="of:=['file:///C:/Users/User/Desktop/SUBPLAN/PORTARIAS%20SOF/1%20-%20MPF/anexo_III_2016_xls.xls'#'Anexo_3_Tabela_1_Quantitati_(2'.D19]+['file:///C:/Users/User/Desktop/SUBPLAN/PORTARIAS%20SOF/2%20-%20MPM/anexo-iii-tabela-1-quantitativo_cargo_comissao_funcao-dap-2.ods'#'Quantitativo_Relatorio_Carg_(2'.F18]+['file:///C:/Users/User/Desktop/SUBPLAN/PORTARIAS%20SOF/3%20-%20MPDFT/anexo_iii_-_tabela_1.xls'#Quantitativo_Relatorio_Cargo_Co.F18]+['file:///C:/Users/User/Desktop/SUBPLAN/PORTARIAS%20SOF/4%20-%20MPT/Anexo_3_Tabela_1_Quantitativo_Cargo_Comissao_Funcao_12_2016_MP_V2T.xls'#'Anexo_3_Tabela_1_Quantitati_(2'.D18]+['file:///C:/Users/User/Desktop/SUBPLAN/PORTARIAS%20SOF/5%20-%20ESMPU/Anexo%20III%20-%20tabela%201%20Quantitativo%20de%20Cargos%20em%20Comiss%E3o%20e%20Fun%E7%E3o%20de%20Confian%E7a%20ESMPU%20-%20dez2016.ods'#'Quantitativo_Fisico_Pessoal_(2'.E17]" table:style-name="ce8">
            <text:p>2255</text:p>
          </table:table-cell>
          <table:table-cell office:value-type="float" office:value="0" table:formula="of:=['file:///C:/Users/User/Desktop/SUBPLAN/PORTARIAS%20SOF/1%20-%20MPF/anexo_III_2016_xls.xls'#'Anexo_3_Tabela_1_Quantitati_(2'.E19]+['file:///C:/Users/User/Desktop/SUBPLAN/PORTARIAS%20SOF/2%20-%20MPM/anexo-iii-tabela-1-quantitativo_cargo_comissao_funcao-dap-2.ods'#'Quantitativo_Relatorio_Carg_(2'.G18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E18]+['file:///C:/Users/User/Desktop/SUBPLAN/PORTARIAS%20SOF/5%20-%20ESMPU/Anexo%20III%20-%20tabela%201%20Quantitativo%20de%20Cargos%20em%20Comiss%E3o%20e%20Fun%E7%E3o%20de%20Confian%E7a%20ESMPU%20-%20dez2016.ods'#'Quantitativo_Fisico_Pessoal_(2'.F17]" table:style-name="ce8">
            <text:p>#REF!</text:p>
          </table:table-cell>
          <table:table-cell office:value-type="float" office:value="460" table:formula="of:=['file:///C:/Users/User/Desktop/SUBPLAN/PORTARIAS%20SOF/1%20-%20MPF/anexo_III_2016_xls.xls'#'Anexo_3_Tabela_1_Quantitati_(2'.F19]+['file:///C:/Users/User/Desktop/SUBPLAN/PORTARIAS%20SOF/2%20-%20MPM/anexo-iii-tabela-1-quantitativo_cargo_comissao_funcao-dap-2.ods'#'Quantitativo_Relatorio_Carg_(2'.H18]+['file:///C:/Users/User/Desktop/SUBPLAN/PORTARIAS%20SOF/3%20-%20MPDFT/anexo_iii_-_tabela_1.xls'#Quantitativo_Relatorio_Cargo_Co.G18]+['file:///C:/Users/User/Desktop/SUBPLAN/PORTARIAS%20SOF/4%20-%20MPT/Anexo_3_Tabela_1_Quantitativo_Cargo_Comissao_Funcao_12_2016_MP_V2T.xls'#'Anexo_3_Tabela_1_Quantitati_(2'.F18]+['file:///C:/Users/User/Desktop/SUBPLAN/PORTARIAS%20SOF/5%20-%20ESMPU/Anexo%20III%20-%20tabela%201%20Quantitativo%20de%20Cargos%20em%20Comiss%E3o%20e%20Fun%E7%E3o%20de%20Confian%E7a%20ESMPU%20-%20dez2016.ods'#'Quantitativo_Fisico_Pessoal_(2'.G17]" table:style-name="ce8">
            <text:p>460</text:p>
          </table:table-cell>
          <table:table-cell office:value-type="float" office:value="0" table:formula="of:=[.F18]+[.G18]+[.H18]" table:style-name="ce5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H19]+['file:///C:/Users/User/Desktop/SUBPLAN/PORTARIAS%20SOF/2%20-%20MPM/anexo-iii-tabela-1-quantitativo_cargo_comissao_funcao-dap-2.ods'#'Quantitativo_Relatorio_Carg_(2'.J18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H18]+['file:///C:/Users/User/Desktop/SUBPLAN/PORTARIAS%20SOF/5%20-%20ESMPU/Anexo%20III%20-%20tabela%201%20Quantitativo%20de%20Cargos%20em%20Comiss%E3o%20e%20Fun%E7%E3o%20de%20Confian%E7a%20ESMPU%20-%20dez2016.ods'#'Quantitativo_Fisico_Pessoal_(2'.I17]" table:style-name="ce8">
            <text:p>#REF!</text:p>
          </table:table-cell>
          <table:table-cell office:value-type="float" office:value="0" table:formula="of:=[.I18]+[.J18]" table:style-name="ce11">
            <text:p>#REF!</text:p>
          </table:table-cell>
          <table:table-cell table:number-columns-repeated="4" table:style-name="ce2"/>
          <table:table-cell table:number-columns-repeated="16369" table:style-name="ce1"/>
        </table:table-row>
        <table:table-row table:style-name="ro9">
          <table:table-cell office:value-type="string" table:number-columns-spanned="5" table:number-rows-spanned="1" table:style-name="ce43">
            <text:p>FC-1</text:p>
          </table:table-cell>
          <table:covered-table-cell table:number-columns-repeated="4"/>
          <table:table-cell office:value-type="float" office:value="925" table:formula="of:=['file:///C:/Users/User/Desktop/SUBPLAN/PORTARIAS%20SOF/1%20-%20MPF/anexo_III_2016_xls.xls'#'Anexo_3_Tabela_1_Quantitati_(2'.D20]+['file:///C:/Users/User/Desktop/SUBPLAN/PORTARIAS%20SOF/2%20-%20MPM/anexo-iii-tabela-1-quantitativo_cargo_comissao_funcao-dap-2.ods'#'Quantitativo_Relatorio_Carg_(2'.F19]+['file:///C:/Users/User/Desktop/SUBPLAN/PORTARIAS%20SOF/3%20-%20MPDFT/anexo_iii_-_tabela_1.xls'#Quantitativo_Relatorio_Cargo_Co.F19]+['file:///C:/Users/User/Desktop/SUBPLAN/PORTARIAS%20SOF/4%20-%20MPT/Anexo_3_Tabela_1_Quantitativo_Cargo_Comissao_Funcao_12_2016_MP_V2T.xls'#'Anexo_3_Tabela_1_Quantitati_(2'.D19]+['file:///C:/Users/User/Desktop/SUBPLAN/PORTARIAS%20SOF/5%20-%20ESMPU/Anexo%20III%20-%20tabela%201%20Quantitativo%20de%20Cargos%20em%20Comiss%E3o%20e%20Fun%E7%E3o%20de%20Confian%E7a%20ESMPU%20-%20dez2016.ods'#'Quantitativo_Fisico_Pessoal_(2'.E18]" table:style-name="ce8">
            <text:p>925</text:p>
          </table:table-cell>
          <table:table-cell office:value-type="float" office:value="0" table:formula="of:=['file:///C:/Users/User/Desktop/SUBPLAN/PORTARIAS%20SOF/1%20-%20MPF/anexo_III_2016_xls.xls'#'Anexo_3_Tabela_1_Quantitati_(2'.E20]+['file:///C:/Users/User/Desktop/SUBPLAN/PORTARIAS%20SOF/2%20-%20MPM/anexo-iii-tabela-1-quantitativo_cargo_comissao_funcao-dap-2.ods'#'Quantitativo_Relatorio_Carg_(2'.G19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E19]+['file:///C:/Users/User/Desktop/SUBPLAN/PORTARIAS%20SOF/5%20-%20ESMPU/Anexo%20III%20-%20tabela%201%20Quantitativo%20de%20Cargos%20em%20Comiss%E3o%20e%20Fun%E7%E3o%20de%20Confian%E7a%20ESMPU%20-%20dez2016.ods'#'Quantitativo_Fisico_Pessoal_(2'.F18]" table:style-name="ce8">
            <text:p>#REF!</text:p>
          </table:table-cell>
          <table:table-cell office:value-type="float" office:value="75" table:formula="of:=['file:///C:/Users/User/Desktop/SUBPLAN/PORTARIAS%20SOF/1%20-%20MPF/anexo_III_2016_xls.xls'#'Anexo_3_Tabela_1_Quantitati_(2'.F20]+['file:///C:/Users/User/Desktop/SUBPLAN/PORTARIAS%20SOF/2%20-%20MPM/anexo-iii-tabela-1-quantitativo_cargo_comissao_funcao-dap-2.ods'#'Quantitativo_Relatorio_Carg_(2'.H19]+['file:///C:/Users/User/Desktop/SUBPLAN/PORTARIAS%20SOF/3%20-%20MPDFT/anexo_iii_-_tabela_1.xls'#Quantitativo_Relatorio_Cargo_Co.G19]+['file:///C:/Users/User/Desktop/SUBPLAN/PORTARIAS%20SOF/4%20-%20MPT/Anexo_3_Tabela_1_Quantitativo_Cargo_Comissao_Funcao_12_2016_MP_V2T.xls'#'Anexo_3_Tabela_1_Quantitati_(2'.F19]+['file:///C:/Users/User/Desktop/SUBPLAN/PORTARIAS%20SOF/5%20-%20ESMPU/Anexo%20III%20-%20tabela%201%20Quantitativo%20de%20Cargos%20em%20Comiss%E3o%20e%20Fun%E7%E3o%20de%20Confian%E7a%20ESMPU%20-%20dez2016.ods'#'Quantitativo_Fisico_Pessoal_(2'.G18]" table:style-name="ce8">
            <text:p>75</text:p>
          </table:table-cell>
          <table:table-cell office:value-type="float" office:value="0" table:formula="of:=[.F19]+[.G19]+[.H19]" table:style-name="ce5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H20]+['file:///C:/Users/User/Desktop/SUBPLAN/PORTARIAS%20SOF/2%20-%20MPM/anexo-iii-tabela-1-quantitativo_cargo_comissao_funcao-dap-2.ods'#'Quantitativo_Relatorio_Carg_(2'.J19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H19]+['file:///C:/Users/User/Desktop/SUBPLAN/PORTARIAS%20SOF/5%20-%20ESMPU/Anexo%20III%20-%20tabela%201%20Quantitativo%20de%20Cargos%20em%20Comiss%E3o%20e%20Fun%E7%E3o%20de%20Confian%E7a%20ESMPU%20-%20dez2016.ods'#'Quantitativo_Fisico_Pessoal_(2'.I18]" table:style-name="ce8">
            <text:p>#REF!</text:p>
          </table:table-cell>
          <table:table-cell office:value-type="float" office:value="0" table:formula="of:=[.I19]+[.J19]" table:style-name="ce11">
            <text:p>#REF!</text:p>
          </table:table-cell>
          <table:table-cell table:number-columns-repeated="4" table:style-name="ce2"/>
          <table:table-cell table:number-columns-repeated="16369" table:style-name="ce1"/>
        </table:table-row>
        <table:table-row table:style-name="ro9">
          <table:table-cell office:value-type="string" table:number-columns-spanned="5" table:number-rows-spanned="1" table:style-name="ce46">
            <text:p>Total</text:p>
          </table:table-cell>
          <table:covered-table-cell table:number-columns-repeated="4"/>
          <table:table-cell office:value-type="float" office:value="5942" table:formula="of:=SUM([.F10:.F19])" table:style-name="ce9">
            <text:p>5.942</text:p>
          </table:table-cell>
          <table:table-cell office:value-type="float" office:value="0" table:formula="of:=SUM([.G10:.G19])" table:style-name="ce6">
            <text:p>#REF!</text:p>
          </table:table-cell>
          <table:table-cell office:value-type="float" office:value="2488" table:formula="of:=SUM([.H10:.H19])" table:style-name="ce9">
            <text:p>2.488</text:p>
          </table:table-cell>
          <table:table-cell office:value-type="float" office:value="0" table:formula="of:=SUM([.I10:.I19])" table:style-name="ce6">
            <text:p>#REF!</text:p>
          </table:table-cell>
          <table:table-cell office:value-type="float" office:value="0" table:formula="of:=SUM([.J10:.J19])" table:style-name="ce6">
            <text:p>#REF!</text:p>
          </table:table-cell>
          <table:table-cell office:value-type="float" office:value="0" table:formula="of:=SUM([.K10:.K19])" table:style-name="ce9">
            <text:p>#REF!</text:p>
          </table:table-cell>
          <table:table-cell table:number-columns-repeated="4" table:style-name="ce2"/>
          <table:table-cell table:number-columns-repeated="16369" table:style-name="ce1"/>
        </table:table-row>
        <table:table-row table:style-name="ro9">
          <table:table-cell table:style-name="ce4"/>
          <table:table-cell table:number-columns-repeated="20" table:style-name="ce2"/>
          <table:table-cell table:number-columns-repeated="16363"/>
        </table:table-row>
        <table:table-row table:style-name="ro11">
          <table:table-cell table:number-columns-spanned="5" table:number-rows-spanned="1" table:style-name="ce19"/>
          <table:covered-table-cell table:number-columns-repeated="4"/>
          <table:table-cell table:number-columns-repeated="16" table:style-name="ce2"/>
          <table:table-cell table:number-columns-repeated="16363"/>
        </table:table-row>
        <table:table-row table:style-name="ro4">
          <table:table-cell table:number-columns-repeated="15" table:style-name="ce2"/>
          <table:table-cell table:number-columns-repeated="16369" table:style-name="ce1"/>
        </table:table-row>
        <table:table-row table:number-rows-repeated="1048553" table:style-name="ro12">
          <table:table-cell table:number-columns-repeated="16384"/>
        </table:table-row>
      </table:table>
      <table:table table:name="Quantitativo_Relatorio_Carg_(2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6369" table:default-cell-style-name="ce1"/>
        <table:table-row table:style-name="ro1">
          <table:table-cell table:number-columns-repeated="15" table:style-name="ce2"/>
          <table:table-cell table:number-columns-repeated="16369" table:style-name="ce1"/>
        </table:table-row>
        <table:table-row table:style-name="ro2">
          <table:table-cell office:value-type="string" table:number-columns-spanned="12" table:number-rows-spanned="1" table:style-name="ce39">
            <text:p>ANEXO III - QUANTITATIVO DE CARGO EM COMISSÃO E FUNÇÃO DE CONFIANÇA</text:p>
          </table:table-cell>
          <table:covered-table-cell table:number-columns-repeated="11"/>
          <table:table-cell table:number-columns-repeated="3" table:style-name="ce2"/>
          <table:table-cell table:number-columns-repeated="16369" table:style-name="ce1"/>
        </table:table-row>
        <table:table-row table:style-name="ro3">
          <table:table-cell office:value-type="string" table:number-columns-spanned="12" table:number-rows-spanned="1" table:style-name="ce39">
            <text:p>TABELA 1 - PODERES EXECUTIVO, LEGISLATIVO E JUDICIÁRIO - DPU - MPU - EMPRESAS ESTATAIS DEPENDENTES DA UNIÃO</text:p>
          </table:table-cell>
          <table:covered-table-cell table:number-columns-repeated="11"/>
          <table:table-cell table:number-columns-repeated="3" table:style-name="ce2"/>
          <table:table-cell table:number-columns-repeated="16369" table:style-name="ce1"/>
        </table:table-row>
        <table:table-row table:style-name="ro4">
          <table:table-cell table:number-columns-repeated="15" table:style-name="ce2"/>
          <table:table-cell table:number-columns-repeated="16369" table:style-name="ce1"/>
        </table:table-row>
        <table:table-row table:style-name="ro5">
          <table:table-cell office:value-type="string" table:number-columns-spanned="8" table:number-rows-spanned="1" table:style-name="ce23">
            <text:p>PODER/ÓRGÃO/UNIDADE: MINISTÉRIO PÚBLICO DA UNIÃO - MPU</text:p>
          </table:table-cell>
          <table:covered-table-cell table:number-columns-repeated="7"/>
          <table:table-cell table:style-name="ce2"/>
          <table:table-cell office:value-type="string" table:style-name="ce3">
            <text:p>Posição:</text:p>
          </table:table-cell>
          <table:table-cell office:value-type="date" office:date-value="2020-04-01T00:00:00" table:style-name="ce13">
            <text:p>abr/20</text:p>
          </table:table-cell>
          <table:table-cell table:number-columns-repeated="2" table:style-name="ce2"/>
          <table:table-cell table:number-columns-repeated="16371" table:style-name="ce1"/>
        </table:table-row>
        <table:table-row table:style-name="ro6">
          <table:table-cell office:value-type="string" table:number-columns-spanned="5" table:number-rows-spanned="4" table:style-name="ce45">
            <text:p>DENOMINAÇÃO</text:p>
          </table:table-cell>
          <table:covered-table-cell table:number-columns-repeated="4"/>
          <table:table-cell office:value-type="string" table:number-columns-spanned="6" table:number-rows-spanned="1" table:style-name="ce33">
            <text:p>QUANTIDADE</text:p>
          </table:table-cell>
          <table:covered-table-cell table:number-columns-repeated="5"/>
          <table:table-cell table:number-columns-repeated="4" table:style-name="ce2"/>
          <table:table-cell table:number-columns-repeated="16369" table:style-name="ce1"/>
        </table:table-row>
        <table:table-row table:style-name="ro5">
          <table:covered-table-cell/>
          <table:covered-table-cell table:number-columns-repeated="4"/>
          <table:table-cell office:value-type="string" table:number-columns-spanned="4" table:number-rows-spanned="1" table:style-name="ce44">
            <text:p>OCUPADO</text:p>
          </table:table-cell>
          <table:covered-table-cell table:number-columns-repeated="3"/>
          <table:table-cell office:value-type="string" table:number-columns-spanned="1" table:number-rows-spanned="3" table:style-name="ce44">
            <text:p>VAGO</text:p>
          </table:table-cell>
          <table:table-cell office:value-type="string" table:number-columns-spanned="1" table:number-rows-spanned="3" table:style-name="ce33">
            <text:p>TOTAL</text:p>
          </table:table-cell>
          <table:table-cell table:number-columns-repeated="4" table:style-name="ce2"/>
          <table:table-cell table:number-columns-repeated="16369" table:style-name="ce1"/>
        </table:table-row>
        <table:table-row table:style-name="ro7">
          <table:covered-table-cell/>
          <table:covered-table-cell table:number-columns-repeated="4"/>
          <table:table-cell office:value-type="string" table:number-columns-spanned="2" table:number-rows-spanned="1" table:style-name="ce44">
            <text:p>COM VÍNCULO</text:p>
          </table:table-cell>
          <table:covered-table-cell/>
          <table:table-cell office:value-type="string" table:number-columns-spanned="1" table:number-rows-spanned="2" table:style-name="ce44">
            <text:p>SEM<text:s/></text:p>
            <text:p>VÍNCULO</text:p>
          </table:table-cell>
          <table:table-cell office:value-type="string" table:number-columns-spanned="1" table:number-rows-spanned="2" table:style-name="ce44">
            <text:p>SUBTOTAL</text:p>
          </table:table-cell>
          <table:covered-table-cell/>
          <table:covered-table-cell/>
          <table:table-cell table:number-columns-repeated="4" table:style-name="ce2"/>
          <table:table-cell table:number-columns-repeated="16369" table:style-name="ce1"/>
        </table:table-row>
        <table:table-row table:style-name="ro8">
          <table:covered-table-cell/>
          <table:covered-table-cell table:number-columns-repeated="4"/>
          <table:table-cell office:value-type="string" table:style-name="ce12">
            <text:p>COM OPÇÃO</text:p>
          </table:table-cell>
          <table:table-cell office:value-type="string" table:style-name="ce7">
            <text:p>SEM OPÇÃO</text:p>
          </table:table-cell>
          <table:covered-table-cell/>
          <table:covered-table-cell/>
          <table:covered-table-cell/>
          <table:covered-table-cell/>
          <table:table-cell table:number-columns-repeated="8" table:style-name="ce2"/>
          <table:table-cell table:number-columns-repeated="16365"/>
        </table:table-row>
        <table:table-row table:style-name="ro9">
          <table:table-cell office:value-type="string" table:number-columns-spanned="5" table:number-rows-spanned="1" table:style-name="ce43">
            <text:p>CC-7</text:p>
          </table:table-cell>
          <table:covered-table-cell table:number-columns-repeated="4"/>
          <table:table-cell office:value-type="float" office:value="0" table:formula="of:=['file:///C:/Users/User/Desktop/SUBPLAN/PORTARIAS%20SOF/1%20-%20MPF/anexo_III_2020_ods.xls'#Anexo_3_Tabela_1_Quantitativo_R.B11]+['file:///C:/Users/User/Desktop/SUBPLAN/PORTARIAS%20SOF/2%20-%20MPM/Anexo-3-tabela-1-Quantitativo_Cargo_Comissao_Funcao-DAP.xls'#Quantitativo_Relatorio_Carg.B9]+['file:///C:/Users/User/Desktop/SUBPLAN/PORTARIAS%20SOF/3%20-%20MPDFT/anexo_iii_-_tabela_1.xls'#Quantitativo_Relatorio_Cargo_Co.B10]+['file:///C:/Users/User/Desktop/SUBPLAN/PORTARIAS%20SOF/4%20-%20MPT/Anexo_3_Tabela_1_Quantitativo_Cargo_Comissao_Funcao_04_2020_MPT.xls'#Anexo_3_Tabela_1_Quantitativo_R.B10]+['file:///C:/Users/User/Desktop/SUBPLAN/PORTARIAS%20SOF/5%20-%20ESMPU/Anexo-3-ESMPUABR2020.xls'#Quantitativo_Fisico_Pessoal_Mem.B9]" table:style-name="ce8">
            <text:p>0</text:p>
          </table:table-cell>
          <table:table-cell office:value-type="float" office:value="0" table:formula="of:=['file:///C:/Users/User/Desktop/SUBPLAN/PORTARIAS%20SOF/1%20-%20MPF/anexo_III_2020_ods.xls'#Anexo_3_Tabela_1_Quantitativo_R.C11]+['file:///C:/Users/User/Desktop/SUBPLAN/PORTARIAS%20SOF/2%20-%20MPM/Anexo-3-tabela-1-Quantitativo_Cargo_Comissao_Funcao-DAP.xls'#Quantitativo_Relatorio_Carg.C9]+['file:///C:/Users/User/Desktop/SUBPLAN/PORTARIAS%20SOF/3%20-%20MPDFT/anexo_iii_-_tabela_1.xls'#Quantitativo_Relatorio_Cargo_Co.C10]+['file:///C:/Users/User/Desktop/SUBPLAN/PORTARIAS%20SOF/4%20-%20MPT/Anexo_3_Tabela_1_Quantitativo_Cargo_Comissao_Funcao_04_2020_MPT.xls'#Anexo_3_Tabela_1_Quantitativo_R.C10]+['file:///C:/Users/User/Desktop/SUBPLAN/PORTARIAS%20SOF/5%20-%20ESMPU/Anexo-3-ESMPUABR2020.xls'#Quantitativo_Fisico_Pessoal_Mem.C9]" table:style-name="ce8">
            <text:p>0</text:p>
          </table:table-cell>
          <table:table-cell office:value-type="float" office:value="0" table:formula="of:=['file:///C:/Users/User/Desktop/SUBPLAN/PORTARIAS%20SOF/1%20-%20MPF/anexo_III_2020_ods.xls'#Anexo_3_Tabela_1_Quantitativo_R.D11]+['file:///C:/Users/User/Desktop/SUBPLAN/PORTARIAS%20SOF/2%20-%20MPM/Anexo-3-tabela-1-Quantitativo_Cargo_Comissao_Funcao-DAP.xls'#Quantitativo_Relatorio_Carg.D9]+['file:///C:/Users/User/Desktop/SUBPLAN/PORTARIAS%20SOF/3%20-%20MPDFT/anexo_iii_-_tabela_1.xls'#Quantitativo_Relatorio_Cargo_Co.D10]+['file:///C:/Users/User/Desktop/SUBPLAN/PORTARIAS%20SOF/4%20-%20MPT/Anexo_3_Tabela_1_Quantitativo_Cargo_Comissao_Funcao_04_2020_MPT.xls'#Anexo_3_Tabela_1_Quantitativo_R.D10]+['file:///C:/Users/User/Desktop/SUBPLAN/PORTARIAS%20SOF/5%20-%20ESMPU/Anexo-3-ESMPUABR2020.xls'#Quantitativo_Fisico_Pessoal_Mem.D9]" table:style-name="ce8">
            <text:p>0</text:p>
          </table:table-cell>
          <table:table-cell office:value-type="float" office:value="0" table:formula="of:=[.F10]+[.G10]+[.H10]" table:style-name="ce5">
            <text:p>0</text:p>
          </table:table-cell>
          <table:table-cell office:value-type="float" office:value="2" table:formula="of:=['file:///C:/Users/User/Desktop/SUBPLAN/PORTARIAS%20SOF/1%20-%20MPF/anexo_III_2020_ods.xls'#Anexo_3_Tabela_1_Quantitativo_R.F11]+['file:///C:/Users/User/Desktop/SUBPLAN/PORTARIAS%20SOF/2%20-%20MPM/Anexo-3-tabela-1-Quantitativo_Cargo_Comissao_Funcao-DAP.xls'#Quantitativo_Relatorio_Carg.F9]+['file:///C:/Users/User/Desktop/SUBPLAN/PORTARIAS%20SOF/3%20-%20MPDFT/anexo_iii_-_tabela_1.xls'#Quantitativo_Relatorio_Cargo_Co.F10]+['file:///C:/Users/User/Desktop/SUBPLAN/PORTARIAS%20SOF/4%20-%20MPT/Anexo_3_Tabela_1_Quantitativo_Cargo_Comissao_Funcao_04_2020_MPT.xls'#Anexo_3_Tabela_1_Quantitativo_R.F10]+['file:///C:/Users/User/Desktop/SUBPLAN/PORTARIAS%20SOF/5%20-%20ESMPU/Anexo-3-ESMPUABR2020.xls'#Quantitativo_Fisico_Pessoal_Mem.F9]" table:style-name="ce8">
            <text:p>2</text:p>
          </table:table-cell>
          <table:table-cell office:value-type="float" office:value="2" table:formula="of:=[.I10]+[.J10]" table:style-name="ce11">
            <text:p>2</text:p>
          </table:table-cell>
          <table:table-cell table:style-name="ce14"/>
          <table:table-cell table:number-columns-repeated="7" table:style-name="ce2"/>
          <table:table-cell table:number-columns-repeated="16365"/>
        </table:table-row>
        <table:table-row table:style-name="ro9">
          <table:table-cell office:value-type="string" table:number-columns-spanned="5" table:number-rows-spanned="1" table:style-name="ce43">
            <text:p>CC-6</text:p>
          </table:table-cell>
          <table:covered-table-cell table:number-columns-repeated="4"/>
          <table:table-cell office:value-type="float" office:value="45" table:formula="of:=['file:///C:/Users/User/Desktop/SUBPLAN/PORTARIAS%20SOF/1%20-%20MPF/anexo_III_2020_ods.xls'#Anexo_3_Tabela_1_Quantitativo_R.B12]+['file:///C:/Users/User/Desktop/SUBPLAN/PORTARIAS%20SOF/2%20-%20MPM/Anexo-3-tabela-1-Quantitativo_Cargo_Comissao_Funcao-DAP.xls'#Quantitativo_Relatorio_Carg.B10]+['file:///C:/Users/User/Desktop/SUBPLAN/PORTARIAS%20SOF/3%20-%20MPDFT/anexo_iii_-_tabela_1.xls'#Quantitativo_Relatorio_Cargo_Co.B11]+['file:///C:/Users/User/Desktop/SUBPLAN/PORTARIAS%20SOF/4%20-%20MPT/Anexo_3_Tabela_1_Quantitativo_Cargo_Comissao_Funcao_04_2020_MPT.xls'#Anexo_3_Tabela_1_Quantitativo_R.B11]+['file:///C:/Users/User/Desktop/SUBPLAN/PORTARIAS%20SOF/5%20-%20ESMPU/Anexo-3-ESMPUABR2020.xls'#Quantitativo_Fisico_Pessoal_Mem.B10]" table:style-name="ce8">
            <text:p>45</text:p>
          </table:table-cell>
          <table:table-cell office:value-type="float" office:value="0" table:formula="of:=['file:///C:/Users/User/Desktop/SUBPLAN/PORTARIAS%20SOF/1%20-%20MPF/anexo_III_2020_ods.xls'#Anexo_3_Tabela_1_Quantitativo_R.C12]+['file:///C:/Users/User/Desktop/SUBPLAN/PORTARIAS%20SOF/2%20-%20MPM/Anexo-3-tabela-1-Quantitativo_Cargo_Comissao_Funcao-DAP.xls'#Quantitativo_Relatorio_Carg.C10]+['file:///C:/Users/User/Desktop/SUBPLAN/PORTARIAS%20SOF/3%20-%20MPDFT/anexo_iii_-_tabela_1.xls'#Quantitativo_Relatorio_Cargo_Co.C11]+['file:///C:/Users/User/Desktop/SUBPLAN/PORTARIAS%20SOF/4%20-%20MPT/Anexo_3_Tabela_1_Quantitativo_Cargo_Comissao_Funcao_04_2020_MPT.xls'#Anexo_3_Tabela_1_Quantitativo_R.C11]+['file:///C:/Users/User/Desktop/SUBPLAN/PORTARIAS%20SOF/5%20-%20ESMPU/Anexo-3-ESMPUABR2020.xls'#Quantitativo_Fisico_Pessoal_Mem.C10]" table:style-name="ce8">
            <text:p>0</text:p>
          </table:table-cell>
          <table:table-cell office:value-type="float" office:value="13" table:formula="of:=['file:///C:/Users/User/Desktop/SUBPLAN/PORTARIAS%20SOF/1%20-%20MPF/anexo_III_2020_ods.xls'#Anexo_3_Tabela_1_Quantitativo_R.D12]+['file:///C:/Users/User/Desktop/SUBPLAN/PORTARIAS%20SOF/2%20-%20MPM/Anexo-3-tabela-1-Quantitativo_Cargo_Comissao_Funcao-DAP.xls'#Quantitativo_Relatorio_Carg.D10]+['file:///C:/Users/User/Desktop/SUBPLAN/PORTARIAS%20SOF/3%20-%20MPDFT/anexo_iii_-_tabela_1.xls'#Quantitativo_Relatorio_Cargo_Co.D11]+['file:///C:/Users/User/Desktop/SUBPLAN/PORTARIAS%20SOF/4%20-%20MPT/Anexo_3_Tabela_1_Quantitativo_Cargo_Comissao_Funcao_04_2020_MPT.xls'#Anexo_3_Tabela_1_Quantitativo_R.D11]+['file:///C:/Users/User/Desktop/SUBPLAN/PORTARIAS%20SOF/5%20-%20ESMPU/Anexo-3-ESMPUABR2020.xls'#Quantitativo_Fisico_Pessoal_Mem.D10]" table:style-name="ce8">
            <text:p>13</text:p>
          </table:table-cell>
          <table:table-cell office:value-type="float" office:value="58" table:formula="of:=[.F11]+[.G11]+[.H11]" table:style-name="ce5">
            <text:p>58</text:p>
          </table:table-cell>
          <table:table-cell office:value-type="float" office:value="9" table:formula="of:=['file:///C:/Users/User/Desktop/SUBPLAN/PORTARIAS%20SOF/1%20-%20MPF/anexo_III_2020_ods.xls'#Anexo_3_Tabela_1_Quantitativo_R.F12]+['file:///C:/Users/User/Desktop/SUBPLAN/PORTARIAS%20SOF/2%20-%20MPM/Anexo-3-tabela-1-Quantitativo_Cargo_Comissao_Funcao-DAP.xls'#Quantitativo_Relatorio_Carg.F10]+['file:///C:/Users/User/Desktop/SUBPLAN/PORTARIAS%20SOF/3%20-%20MPDFT/anexo_iii_-_tabela_1.xls'#Quantitativo_Relatorio_Cargo_Co.F11]+['file:///C:/Users/User/Desktop/SUBPLAN/PORTARIAS%20SOF/4%20-%20MPT/Anexo_3_Tabela_1_Quantitativo_Cargo_Comissao_Funcao_04_2020_MPT.xls'#Anexo_3_Tabela_1_Quantitativo_R.F11]+['file:///C:/Users/User/Desktop/SUBPLAN/PORTARIAS%20SOF/5%20-%20ESMPU/Anexo-3-ESMPUABR2020.xls'#Quantitativo_Fisico_Pessoal_Mem.F10]" table:style-name="ce8">
            <text:p>9</text:p>
          </table:table-cell>
          <table:table-cell office:value-type="float" office:value="67" table:formula="of:=[.I11]+[.J11]" table:style-name="ce11">
            <text:p>67</text:p>
          </table:table-cell>
          <table:table-cell table:style-name="ce14"/>
          <table:table-cell table:number-columns-repeated="3" table:style-name="ce2"/>
          <table:table-cell table:number-columns-repeated="16369" table:style-name="ce1"/>
        </table:table-row>
        <table:table-row table:style-name="ro10">
          <table:table-cell office:value-type="string" table:number-columns-spanned="5" table:number-rows-spanned="1" table:style-name="ce43">
            <text:p>CC-5</text:p>
          </table:table-cell>
          <table:covered-table-cell table:number-columns-repeated="4"/>
          <table:table-cell office:value-type="float" office:value="202" table:formula="of:=['file:///C:/Users/User/Desktop/SUBPLAN/PORTARIAS%20SOF/1%20-%20MPF/anexo_III_2020_ods.xls'#Anexo_3_Tabela_1_Quantitativo_R.B13]+['file:///C:/Users/User/Desktop/SUBPLAN/PORTARIAS%20SOF/2%20-%20MPM/Anexo-3-tabela-1-Quantitativo_Cargo_Comissao_Funcao-DAP.xls'#Quantitativo_Relatorio_Carg.B11]+['file:///C:/Users/User/Desktop/SUBPLAN/PORTARIAS%20SOF/3%20-%20MPDFT/anexo_iii_-_tabela_1.xls'#Quantitativo_Relatorio_Cargo_Co.B12]+['file:///C:/Users/User/Desktop/SUBPLAN/PORTARIAS%20SOF/4%20-%20MPT/Anexo_3_Tabela_1_Quantitativo_Cargo_Comissao_Funcao_04_2020_MPT.xls'#Anexo_3_Tabela_1_Quantitativo_R.B12]+['file:///C:/Users/User/Desktop/SUBPLAN/PORTARIAS%20SOF/5%20-%20ESMPU/Anexo-3-ESMPUABR2020.xls'#Quantitativo_Fisico_Pessoal_Mem.B11]" table:style-name="ce8">
            <text:p>202</text:p>
          </table:table-cell>
          <table:table-cell office:value-type="float" office:value="0" table:formula="of:=['file:///C:/Users/User/Desktop/SUBPLAN/PORTARIAS%20SOF/1%20-%20MPF/anexo_III_2020_ods.xls'#Anexo_3_Tabela_1_Quantitativo_R.C13]+['file:///C:/Users/User/Desktop/SUBPLAN/PORTARIAS%20SOF/2%20-%20MPM/Anexo-3-tabela-1-Quantitativo_Cargo_Comissao_Funcao-DAP.xls'#Quantitativo_Relatorio_Carg.C11]+['file:///C:/Users/User/Desktop/SUBPLAN/PORTARIAS%20SOF/3%20-%20MPDFT/anexo_iii_-_tabela_1.xls'#Quantitativo_Relatorio_Cargo_Co.C12]+['file:///C:/Users/User/Desktop/SUBPLAN/PORTARIAS%20SOF/4%20-%20MPT/Anexo_3_Tabela_1_Quantitativo_Cargo_Comissao_Funcao_04_2020_MPT.xls'#Anexo_3_Tabela_1_Quantitativo_R.C12]+['file:///C:/Users/User/Desktop/SUBPLAN/PORTARIAS%20SOF/5%20-%20ESMPU/Anexo-3-ESMPUABR2020.xls'#Quantitativo_Fisico_Pessoal_Mem.C11]" table:style-name="ce8">
            <text:p>0</text:p>
          </table:table-cell>
          <table:table-cell office:value-type="float" office:value="63" table:formula="of:=['file:///C:/Users/User/Desktop/SUBPLAN/PORTARIAS%20SOF/1%20-%20MPF/anexo_III_2020_ods.xls'#Anexo_3_Tabela_1_Quantitativo_R.D13]+['file:///C:/Users/User/Desktop/SUBPLAN/PORTARIAS%20SOF/2%20-%20MPM/Anexo-3-tabela-1-Quantitativo_Cargo_Comissao_Funcao-DAP.xls'#Quantitativo_Relatorio_Carg.D11]+['file:///C:/Users/User/Desktop/SUBPLAN/PORTARIAS%20SOF/3%20-%20MPDFT/anexo_iii_-_tabela_1.xls'#Quantitativo_Relatorio_Cargo_Co.D12]+['file:///C:/Users/User/Desktop/SUBPLAN/PORTARIAS%20SOF/4%20-%20MPT/Anexo_3_Tabela_1_Quantitativo_Cargo_Comissao_Funcao_04_2020_MPT.xls'#Anexo_3_Tabela_1_Quantitativo_R.D12]+['file:///C:/Users/User/Desktop/SUBPLAN/PORTARIAS%20SOF/5%20-%20ESMPU/Anexo-3-ESMPUABR2020.xls'#Quantitativo_Fisico_Pessoal_Mem.D11]" table:style-name="ce8">
            <text:p>63</text:p>
          </table:table-cell>
          <table:table-cell office:value-type="float" office:value="265" table:formula="of:=[.F12]+[.G12]+[.H12]" table:style-name="ce5">
            <text:p>265</text:p>
          </table:table-cell>
          <table:table-cell office:value-type="float" office:value="6" table:formula="of:=['file:///C:/Users/User/Desktop/SUBPLAN/PORTARIAS%20SOF/1%20-%20MPF/anexo_III_2020_ods.xls'#Anexo_3_Tabela_1_Quantitativo_R.F13]+['file:///C:/Users/User/Desktop/SUBPLAN/PORTARIAS%20SOF/2%20-%20MPM/Anexo-3-tabela-1-Quantitativo_Cargo_Comissao_Funcao-DAP.xls'#Quantitativo_Relatorio_Carg.F11]+['file:///C:/Users/User/Desktop/SUBPLAN/PORTARIAS%20SOF/3%20-%20MPDFT/anexo_iii_-_tabela_1.xls'#Quantitativo_Relatorio_Cargo_Co.F12]+['file:///C:/Users/User/Desktop/SUBPLAN/PORTARIAS%20SOF/4%20-%20MPT/Anexo_3_Tabela_1_Quantitativo_Cargo_Comissao_Funcao_04_2020_MPT.xls'#Anexo_3_Tabela_1_Quantitativo_R.F12]+['file:///C:/Users/User/Desktop/SUBPLAN/PORTARIAS%20SOF/5%20-%20ESMPU/Anexo-3-ESMPUABR2020.xls'#Quantitativo_Fisico_Pessoal_Mem.F11]" table:style-name="ce8">
            <text:p>6</text:p>
          </table:table-cell>
          <table:table-cell office:value-type="float" office:value="271" table:formula="of:=[.I12]+[.J12]" table:style-name="ce11">
            <text:p>271</text:p>
          </table:table-cell>
          <table:table-cell table:style-name="ce14"/>
          <table:table-cell table:style-name="ce2"/>
          <table:table-cell table:number-columns-repeated="16371" table:style-name="ce1"/>
        </table:table-row>
        <table:table-row table:style-name="ro9">
          <table:table-cell office:value-type="string" table:number-columns-spanned="5" table:number-rows-spanned="1" table:style-name="ce43">
            <text:p>CC-4</text:p>
          </table:table-cell>
          <table:covered-table-cell table:number-columns-repeated="4"/>
          <table:table-cell office:value-type="float" office:value="510" table:formula="of:=['file:///C:/Users/User/Desktop/SUBPLAN/PORTARIAS%20SOF/1%20-%20MPF/anexo_III_2020_ods.xls'#Anexo_3_Tabela_1_Quantitativo_R.B14]+['file:///C:/Users/User/Desktop/SUBPLAN/PORTARIAS%20SOF/2%20-%20MPM/Anexo-3-tabela-1-Quantitativo_Cargo_Comissao_Funcao-DAP.xls'#Quantitativo_Relatorio_Carg.B12]+['file:///C:/Users/User/Desktop/SUBPLAN/PORTARIAS%20SOF/3%20-%20MPDFT/anexo_iii_-_tabela_1.xls'#Quantitativo_Relatorio_Cargo_Co.B13]+['file:///C:/Users/User/Desktop/SUBPLAN/PORTARIAS%20SOF/4%20-%20MPT/Anexo_3_Tabela_1_Quantitativo_Cargo_Comissao_Funcao_04_2020_MPT.xls'#Anexo_3_Tabela_1_Quantitativo_R.B13]+['file:///C:/Users/User/Desktop/SUBPLAN/PORTARIAS%20SOF/5%20-%20ESMPU/Anexo-3-ESMPUABR2020.xls'#Quantitativo_Fisico_Pessoal_Mem.B12]" table:style-name="ce8">
            <text:p>510</text:p>
          </table:table-cell>
          <table:table-cell office:value-type="float" office:value="0" table:formula="of:=['file:///C:/Users/User/Desktop/SUBPLAN/PORTARIAS%20SOF/1%20-%20MPF/anexo_III_2020_ods.xls'#Anexo_3_Tabela_1_Quantitativo_R.C14]+['file:///C:/Users/User/Desktop/SUBPLAN/PORTARIAS%20SOF/2%20-%20MPM/Anexo-3-tabela-1-Quantitativo_Cargo_Comissao_Funcao-DAP.xls'#Quantitativo_Relatorio_Carg.C12]+['file:///C:/Users/User/Desktop/SUBPLAN/PORTARIAS%20SOF/3%20-%20MPDFT/anexo_iii_-_tabela_1.xls'#Quantitativo_Relatorio_Cargo_Co.C13]+['file:///C:/Users/User/Desktop/SUBPLAN/PORTARIAS%20SOF/4%20-%20MPT/Anexo_3_Tabela_1_Quantitativo_Cargo_Comissao_Funcao_04_2020_MPT.xls'#Anexo_3_Tabela_1_Quantitativo_R.C13]+['file:///C:/Users/User/Desktop/SUBPLAN/PORTARIAS%20SOF/5%20-%20ESMPU/Anexo-3-ESMPUABR2020.xls'#Quantitativo_Fisico_Pessoal_Mem.C12]" table:style-name="ce8">
            <text:p>0</text:p>
          </table:table-cell>
          <table:table-cell office:value-type="float" office:value="252" table:formula="of:=['file:///C:/Users/User/Desktop/SUBPLAN/PORTARIAS%20SOF/1%20-%20MPF/anexo_III_2020_ods.xls'#Anexo_3_Tabela_1_Quantitativo_R.D14]+['file:///C:/Users/User/Desktop/SUBPLAN/PORTARIAS%20SOF/2%20-%20MPM/Anexo-3-tabela-1-Quantitativo_Cargo_Comissao_Funcao-DAP.xls'#Quantitativo_Relatorio_Carg.D12]+['file:///C:/Users/User/Desktop/SUBPLAN/PORTARIAS%20SOF/3%20-%20MPDFT/anexo_iii_-_tabela_1.xls'#Quantitativo_Relatorio_Cargo_Co.D13]+['file:///C:/Users/User/Desktop/SUBPLAN/PORTARIAS%20SOF/4%20-%20MPT/Anexo_3_Tabela_1_Quantitativo_Cargo_Comissao_Funcao_04_2020_MPT.xls'#Anexo_3_Tabela_1_Quantitativo_R.D13]+['file:///C:/Users/User/Desktop/SUBPLAN/PORTARIAS%20SOF/5%20-%20ESMPU/Anexo-3-ESMPUABR2020.xls'#Quantitativo_Fisico_Pessoal_Mem.D12]" table:style-name="ce8">
            <text:p>252</text:p>
          </table:table-cell>
          <table:table-cell office:value-type="float" office:value="762" table:formula="of:=[.F13]+[.G13]+[.H13]" table:style-name="ce5">
            <text:p>762</text:p>
          </table:table-cell>
          <table:table-cell office:value-type="float" office:value="5" table:formula="of:=['file:///C:/Users/User/Desktop/SUBPLAN/PORTARIAS%20SOF/1%20-%20MPF/anexo_III_2020_ods.xls'#Anexo_3_Tabela_1_Quantitativo_R.F14]+['file:///C:/Users/User/Desktop/SUBPLAN/PORTARIAS%20SOF/2%20-%20MPM/Anexo-3-tabela-1-Quantitativo_Cargo_Comissao_Funcao-DAP.xls'#Quantitativo_Relatorio_Carg.F12]+['file:///C:/Users/User/Desktop/SUBPLAN/PORTARIAS%20SOF/3%20-%20MPDFT/anexo_iii_-_tabela_1.xls'#Quantitativo_Relatorio_Cargo_Co.F13]+['file:///C:/Users/User/Desktop/SUBPLAN/PORTARIAS%20SOF/4%20-%20MPT/Anexo_3_Tabela_1_Quantitativo_Cargo_Comissao_Funcao_04_2020_MPT.xls'#Anexo_3_Tabela_1_Quantitativo_R.F13]+['file:///C:/Users/User/Desktop/SUBPLAN/PORTARIAS%20SOF/5%20-%20ESMPU/Anexo-3-ESMPUABR2020.xls'#Quantitativo_Fisico_Pessoal_Mem.F12]" table:style-name="ce8">
            <text:p>5</text:p>
          </table:table-cell>
          <table:table-cell office:value-type="float" office:value="767" table:formula="of:=[.I13]+[.J13]" table:style-name="ce11">
            <text:p>767</text:p>
          </table:table-cell>
          <table:table-cell table:style-name="ce14"/>
          <table:table-cell table:style-name="ce2"/>
          <table:table-cell table:number-columns-repeated="16371" table:style-name="ce1"/>
        </table:table-row>
        <table:table-row table:style-name="ro9">
          <table:table-cell office:value-type="string" table:number-columns-spanned="5" table:number-rows-spanned="1" table:style-name="ce43">
            <text:p>CC-3</text:p>
          </table:table-cell>
          <table:covered-table-cell table:number-columns-repeated="4"/>
          <table:table-cell office:value-type="float" office:value="295" table:formula="of:=['file:///C:/Users/User/Desktop/SUBPLAN/PORTARIAS%20SOF/1%20-%20MPF/anexo_III_2020_ods.xls'#Anexo_3_Tabela_1_Quantitativo_R.B15]+['file:///C:/Users/User/Desktop/SUBPLAN/PORTARIAS%20SOF/2%20-%20MPM/Anexo-3-tabela-1-Quantitativo_Cargo_Comissao_Funcao-DAP.xls'#Quantitativo_Relatorio_Carg.B13]+['file:///C:/Users/User/Desktop/SUBPLAN/PORTARIAS%20SOF/3%20-%20MPDFT/anexo_iii_-_tabela_1.xls'#Quantitativo_Relatorio_Cargo_Co.B14]+['file:///C:/Users/User/Desktop/SUBPLAN/PORTARIAS%20SOF/4%20-%20MPT/Anexo_3_Tabela_1_Quantitativo_Cargo_Comissao_Funcao_04_2020_MPT.xls'#Anexo_3_Tabela_1_Quantitativo_R.B14]+['file:///C:/Users/User/Desktop/SUBPLAN/PORTARIAS%20SOF/5%20-%20ESMPU/Anexo-3-ESMPUABR2020.xls'#Quantitativo_Fisico_Pessoal_Mem.B13]" table:style-name="ce8">
            <text:p>295</text:p>
          </table:table-cell>
          <table:table-cell office:value-type="float" office:value="1" table:formula="of:=['file:///C:/Users/User/Desktop/SUBPLAN/PORTARIAS%20SOF/1%20-%20MPF/anexo_III_2020_ods.xls'#Anexo_3_Tabela_1_Quantitativo_R.C15]+['file:///C:/Users/User/Desktop/SUBPLAN/PORTARIAS%20SOF/2%20-%20MPM/Anexo-3-tabela-1-Quantitativo_Cargo_Comissao_Funcao-DAP.xls'#Quantitativo_Relatorio_Carg.C13]+['file:///C:/Users/User/Desktop/SUBPLAN/PORTARIAS%20SOF/3%20-%20MPDFT/anexo_iii_-_tabela_1.xls'#Quantitativo_Relatorio_Cargo_Co.C14]+['file:///C:/Users/User/Desktop/SUBPLAN/PORTARIAS%20SOF/4%20-%20MPT/Anexo_3_Tabela_1_Quantitativo_Cargo_Comissao_Funcao_04_2020_MPT.xls'#Anexo_3_Tabela_1_Quantitativo_R.C14]+['file:///C:/Users/User/Desktop/SUBPLAN/PORTARIAS%20SOF/5%20-%20ESMPU/Anexo-3-ESMPUABR2020.xls'#Quantitativo_Fisico_Pessoal_Mem.C13]" table:style-name="ce8">
            <text:p>1</text:p>
          </table:table-cell>
          <table:table-cell office:value-type="float" office:value="42" table:formula="of:=['file:///C:/Users/User/Desktop/SUBPLAN/PORTARIAS%20SOF/1%20-%20MPF/anexo_III_2020_ods.xls'#Anexo_3_Tabela_1_Quantitativo_R.D15]+['file:///C:/Users/User/Desktop/SUBPLAN/PORTARIAS%20SOF/2%20-%20MPM/Anexo-3-tabela-1-Quantitativo_Cargo_Comissao_Funcao-DAP.xls'#Quantitativo_Relatorio_Carg.D13]+['file:///C:/Users/User/Desktop/SUBPLAN/PORTARIAS%20SOF/3%20-%20MPDFT/anexo_iii_-_tabela_1.xls'#Quantitativo_Relatorio_Cargo_Co.D14]+['file:///C:/Users/User/Desktop/SUBPLAN/PORTARIAS%20SOF/4%20-%20MPT/Anexo_3_Tabela_1_Quantitativo_Cargo_Comissao_Funcao_04_2020_MPT.xls'#Anexo_3_Tabela_1_Quantitativo_R.D14]+['file:///C:/Users/User/Desktop/SUBPLAN/PORTARIAS%20SOF/5%20-%20ESMPU/Anexo-3-ESMPUABR2020.xls'#Quantitativo_Fisico_Pessoal_Mem.D13]" table:style-name="ce8">
            <text:p>42</text:p>
          </table:table-cell>
          <table:table-cell office:value-type="float" office:value="338" table:formula="of:=[.F14]+[.G14]+[.H14]" table:style-name="ce5">
            <text:p>338</text:p>
          </table:table-cell>
          <table:table-cell office:value-type="float" office:value="25" table:formula="of:=['file:///C:/Users/User/Desktop/SUBPLAN/PORTARIAS%20SOF/1%20-%20MPF/anexo_III_2020_ods.xls'#Anexo_3_Tabela_1_Quantitativo_R.F15]+['file:///C:/Users/User/Desktop/SUBPLAN/PORTARIAS%20SOF/2%20-%20MPM/Anexo-3-tabela-1-Quantitativo_Cargo_Comissao_Funcao-DAP.xls'#Quantitativo_Relatorio_Carg.F13]+['file:///C:/Users/User/Desktop/SUBPLAN/PORTARIAS%20SOF/3%20-%20MPDFT/anexo_iii_-_tabela_1.xls'#Quantitativo_Relatorio_Cargo_Co.F14]+['file:///C:/Users/User/Desktop/SUBPLAN/PORTARIAS%20SOF/4%20-%20MPT/Anexo_3_Tabela_1_Quantitativo_Cargo_Comissao_Funcao_04_2020_MPT.xls'#Anexo_3_Tabela_1_Quantitativo_R.F14]+['file:///C:/Users/User/Desktop/SUBPLAN/PORTARIAS%20SOF/5%20-%20ESMPU/Anexo-3-ESMPUABR2020.xls'#Quantitativo_Fisico_Pessoal_Mem.F13]" table:style-name="ce8">
            <text:p>25</text:p>
          </table:table-cell>
          <table:table-cell office:value-type="float" office:value="363" table:formula="of:=[.I14]+[.J14]" table:style-name="ce11">
            <text:p>363</text:p>
          </table:table-cell>
          <table:table-cell table:style-name="ce14"/>
          <table:table-cell table:style-name="ce2"/>
          <table:table-cell table:number-columns-repeated="16371" table:style-name="ce1"/>
        </table:table-row>
        <table:table-row table:style-name="ro9">
          <table:table-cell office:value-type="string" table:number-columns-spanned="5" table:number-rows-spanned="1" table:style-name="ce43">
            <text:p>CC-2</text:p>
          </table:table-cell>
          <table:covered-table-cell table:number-columns-repeated="4"/>
          <table:table-cell office:value-type="float" office:value="1446" table:formula="of:=['file:///C:/Users/User/Desktop/SUBPLAN/PORTARIAS%20SOF/1%20-%20MPF/anexo_III_2020_ods.xls'#Anexo_3_Tabela_1_Quantitativo_R.B16]+['file:///C:/Users/User/Desktop/SUBPLAN/PORTARIAS%20SOF/2%20-%20MPM/Anexo-3-tabela-1-Quantitativo_Cargo_Comissao_Funcao-DAP.xls'#Quantitativo_Relatorio_Carg.B14]+['file:///C:/Users/User/Desktop/SUBPLAN/PORTARIAS%20SOF/3%20-%20MPDFT/anexo_iii_-_tabela_1.xls'#Quantitativo_Relatorio_Cargo_Co.B15]+['file:///C:/Users/User/Desktop/SUBPLAN/PORTARIAS%20SOF/4%20-%20MPT/Anexo_3_Tabela_1_Quantitativo_Cargo_Comissao_Funcao_04_2020_MPT.xls'#Anexo_3_Tabela_1_Quantitativo_R.B15]+['file:///C:/Users/User/Desktop/SUBPLAN/PORTARIAS%20SOF/5%20-%20ESMPU/Anexo-3-ESMPUABR2020.xls'#Quantitativo_Fisico_Pessoal_Mem.B14]" table:style-name="ce8">
            <text:p>1446</text:p>
          </table:table-cell>
          <table:table-cell office:value-type="float" office:value="4" table:formula="of:=['file:///C:/Users/User/Desktop/SUBPLAN/PORTARIAS%20SOF/1%20-%20MPF/anexo_III_2020_ods.xls'#Anexo_3_Tabela_1_Quantitativo_R.C16]+['file:///C:/Users/User/Desktop/SUBPLAN/PORTARIAS%20SOF/2%20-%20MPM/Anexo-3-tabela-1-Quantitativo_Cargo_Comissao_Funcao-DAP.xls'#Quantitativo_Relatorio_Carg.C14]+['file:///C:/Users/User/Desktop/SUBPLAN/PORTARIAS%20SOF/3%20-%20MPDFT/anexo_iii_-_tabela_1.xls'#Quantitativo_Relatorio_Cargo_Co.C15]+['file:///C:/Users/User/Desktop/SUBPLAN/PORTARIAS%20SOF/4%20-%20MPT/Anexo_3_Tabela_1_Quantitativo_Cargo_Comissao_Funcao_04_2020_MPT.xls'#Anexo_3_Tabela_1_Quantitativo_R.C15]+['file:///C:/Users/User/Desktop/SUBPLAN/PORTARIAS%20SOF/5%20-%20ESMPU/Anexo-3-ESMPUABR2020.xls'#Quantitativo_Fisico_Pessoal_Mem.C14]" table:style-name="ce8">
            <text:p>4</text:p>
          </table:table-cell>
          <table:table-cell office:value-type="float" office:value="900" table:formula="of:=['file:///C:/Users/User/Desktop/SUBPLAN/PORTARIAS%20SOF/1%20-%20MPF/anexo_III_2020_ods.xls'#Anexo_3_Tabela_1_Quantitativo_R.D16]+['file:///C:/Users/User/Desktop/SUBPLAN/PORTARIAS%20SOF/2%20-%20MPM/Anexo-3-tabela-1-Quantitativo_Cargo_Comissao_Funcao-DAP.xls'#Quantitativo_Relatorio_Carg.D14]+['file:///C:/Users/User/Desktop/SUBPLAN/PORTARIAS%20SOF/3%20-%20MPDFT/anexo_iii_-_tabela_1.xls'#Quantitativo_Relatorio_Cargo_Co.D15]+['file:///C:/Users/User/Desktop/SUBPLAN/PORTARIAS%20SOF/4%20-%20MPT/Anexo_3_Tabela_1_Quantitativo_Cargo_Comissao_Funcao_04_2020_MPT.xls'#Anexo_3_Tabela_1_Quantitativo_R.D15]+['file:///C:/Users/User/Desktop/SUBPLAN/PORTARIAS%20SOF/5%20-%20ESMPU/Anexo-3-ESMPUABR2020.xls'#Quantitativo_Fisico_Pessoal_Mem.D14]" table:style-name="ce8">
            <text:p>900</text:p>
          </table:table-cell>
          <table:table-cell office:value-type="float" office:value="2350" table:formula="of:=[.F15]+[.G15]+[.H15]" table:style-name="ce5">
            <text:p>2.350</text:p>
          </table:table-cell>
          <table:table-cell office:value-type="float" office:value="464" table:formula="of:=['file:///C:/Users/User/Desktop/SUBPLAN/PORTARIAS%20SOF/1%20-%20MPF/anexo_III_2020_ods.xls'#Anexo_3_Tabela_1_Quantitativo_R.F16]+['file:///C:/Users/User/Desktop/SUBPLAN/PORTARIAS%20SOF/2%20-%20MPM/Anexo-3-tabela-1-Quantitativo_Cargo_Comissao_Funcao-DAP.xls'#Quantitativo_Relatorio_Carg.F14]+['file:///C:/Users/User/Desktop/SUBPLAN/PORTARIAS%20SOF/3%20-%20MPDFT/anexo_iii_-_tabela_1.xls'#Quantitativo_Relatorio_Cargo_Co.F15]+['file:///C:/Users/User/Desktop/SUBPLAN/PORTARIAS%20SOF/4%20-%20MPT/Anexo_3_Tabela_1_Quantitativo_Cargo_Comissao_Funcao_04_2020_MPT.xls'#Anexo_3_Tabela_1_Quantitativo_R.F15]+['file:///C:/Users/User/Desktop/SUBPLAN/PORTARIAS%20SOF/5%20-%20ESMPU/Anexo-3-ESMPUABR2020.xls'#Quantitativo_Fisico_Pessoal_Mem.F14]" table:style-name="ce8">
            <text:p>464</text:p>
          </table:table-cell>
          <table:table-cell office:value-type="float" office:value="2814" table:formula="of:=[.I15]+[.J15]" table:style-name="ce11">
            <text:p>2.814</text:p>
          </table:table-cell>
          <table:table-cell table:style-name="ce14"/>
          <table:table-cell table:style-name="ce2"/>
          <table:table-cell table:number-columns-repeated="16371" table:style-name="ce1"/>
        </table:table-row>
        <table:table-row table:style-name="ro9">
          <table:table-cell office:value-type="string" table:number-columns-spanned="5" table:number-rows-spanned="1" table:style-name="ce43">
            <text:p>CC-1</text:p>
          </table:table-cell>
          <table:covered-table-cell table:number-columns-repeated="4"/>
          <table:table-cell office:value-type="float" office:value="522" table:formula="of:=['file:///C:/Users/User/Desktop/SUBPLAN/PORTARIAS%20SOF/1%20-%20MPF/anexo_III_2020_ods.xls'#Anexo_3_Tabela_1_Quantitativo_R.B17]+['file:///C:/Users/User/Desktop/SUBPLAN/PORTARIAS%20SOF/2%20-%20MPM/Anexo-3-tabela-1-Quantitativo_Cargo_Comissao_Funcao-DAP.xls'#Quantitativo_Relatorio_Carg.B15]+['file:///C:/Users/User/Desktop/SUBPLAN/PORTARIAS%20SOF/3%20-%20MPDFT/anexo_iii_-_tabela_1.xls'#Quantitativo_Relatorio_Cargo_Co.B16]+['file:///C:/Users/User/Desktop/SUBPLAN/PORTARIAS%20SOF/4%20-%20MPT/Anexo_3_Tabela_1_Quantitativo_Cargo_Comissao_Funcao_04_2020_MPT.xls'#Anexo_3_Tabela_1_Quantitativo_R.B16]+['file:///C:/Users/User/Desktop/SUBPLAN/PORTARIAS%20SOF/5%20-%20ESMPU/Anexo-3-ESMPUABR2020.xls'#Quantitativo_Fisico_Pessoal_Mem.B15]" table:style-name="ce8">
            <text:p>522</text:p>
          </table:table-cell>
          <table:table-cell office:value-type="float" office:value="1" table:formula="of:=['file:///C:/Users/User/Desktop/SUBPLAN/PORTARIAS%20SOF/1%20-%20MPF/anexo_III_2020_ods.xls'#Anexo_3_Tabela_1_Quantitativo_R.C17]+['file:///C:/Users/User/Desktop/SUBPLAN/PORTARIAS%20SOF/2%20-%20MPM/Anexo-3-tabela-1-Quantitativo_Cargo_Comissao_Funcao-DAP.xls'#Quantitativo_Relatorio_Carg.C15]+['file:///C:/Users/User/Desktop/SUBPLAN/PORTARIAS%20SOF/3%20-%20MPDFT/anexo_iii_-_tabela_1.xls'#Quantitativo_Relatorio_Cargo_Co.C16]+['file:///C:/Users/User/Desktop/SUBPLAN/PORTARIAS%20SOF/4%20-%20MPT/Anexo_3_Tabela_1_Quantitativo_Cargo_Comissao_Funcao_04_2020_MPT.xls'#Anexo_3_Tabela_1_Quantitativo_R.C16]+['file:///C:/Users/User/Desktop/SUBPLAN/PORTARIAS%20SOF/5%20-%20ESMPU/Anexo-3-ESMPUABR2020.xls'#Quantitativo_Fisico_Pessoal_Mem.C15]" table:style-name="ce8">
            <text:p>1</text:p>
          </table:table-cell>
          <table:table-cell office:value-type="float" office:value="137" table:formula="of:=['file:///C:/Users/User/Desktop/SUBPLAN/PORTARIAS%20SOF/1%20-%20MPF/anexo_III_2020_ods.xls'#Anexo_3_Tabela_1_Quantitativo_R.D17]+['file:///C:/Users/User/Desktop/SUBPLAN/PORTARIAS%20SOF/2%20-%20MPM/Anexo-3-tabela-1-Quantitativo_Cargo_Comissao_Funcao-DAP.xls'#Quantitativo_Relatorio_Carg.D15]+['file:///C:/Users/User/Desktop/SUBPLAN/PORTARIAS%20SOF/3%20-%20MPDFT/anexo_iii_-_tabela_1.xls'#Quantitativo_Relatorio_Cargo_Co.D16]+['file:///C:/Users/User/Desktop/SUBPLAN/PORTARIAS%20SOF/4%20-%20MPT/Anexo_3_Tabela_1_Quantitativo_Cargo_Comissao_Funcao_04_2020_MPT.xls'#Anexo_3_Tabela_1_Quantitativo_R.D16]+['file:///C:/Users/User/Desktop/SUBPLAN/PORTARIAS%20SOF/5%20-%20ESMPU/Anexo-3-ESMPUABR2020.xls'#Quantitativo_Fisico_Pessoal_Mem.D15]" table:style-name="ce8">
            <text:p>137</text:p>
          </table:table-cell>
          <table:table-cell office:value-type="float" office:value="660" table:formula="of:=[.F16]+[.G16]+[.H16]" table:style-name="ce5">
            <text:p>660</text:p>
          </table:table-cell>
          <table:table-cell office:value-type="float" office:value="10" table:formula="of:=['file:///C:/Users/User/Desktop/SUBPLAN/PORTARIAS%20SOF/1%20-%20MPF/anexo_III_2020_ods.xls'#Anexo_3_Tabela_1_Quantitativo_R.F17]+['file:///C:/Users/User/Desktop/SUBPLAN/PORTARIAS%20SOF/2%20-%20MPM/Anexo-3-tabela-1-Quantitativo_Cargo_Comissao_Funcao-DAP.xls'#Quantitativo_Relatorio_Carg.F15]+['file:///C:/Users/User/Desktop/SUBPLAN/PORTARIAS%20SOF/3%20-%20MPDFT/anexo_iii_-_tabela_1.xls'#Quantitativo_Relatorio_Cargo_Co.F16]+['file:///C:/Users/User/Desktop/SUBPLAN/PORTARIAS%20SOF/4%20-%20MPT/Anexo_3_Tabela_1_Quantitativo_Cargo_Comissao_Funcao_04_2020_MPT.xls'#Anexo_3_Tabela_1_Quantitativo_R.F16]+['file:///C:/Users/User/Desktop/SUBPLAN/PORTARIAS%20SOF/5%20-%20ESMPU/Anexo-3-ESMPUABR2020.xls'#Quantitativo_Fisico_Pessoal_Mem.F15]" table:style-name="ce8">
            <text:p>10</text:p>
          </table:table-cell>
          <table:table-cell office:value-type="float" office:value="670" table:formula="of:=[.I16]+[.J16]" table:style-name="ce11">
            <text:p>670</text:p>
          </table:table-cell>
          <table:table-cell table:style-name="ce14"/>
          <table:table-cell table:style-name="ce2"/>
          <table:table-cell table:number-columns-repeated="16371" table:style-name="ce1"/>
        </table:table-row>
        <table:table-row table:style-name="ro10">
          <table:table-cell office:value-type="string" table:number-columns-spanned="5" table:number-rows-spanned="1" table:style-name="ce43">
            <text:p>FC-3</text:p>
          </table:table-cell>
          <table:covered-table-cell table:number-columns-repeated="4"/>
          <table:table-cell office:value-type="float" office:value="982" table:formula="of:=['file:///C:/Users/User/Desktop/SUBPLAN/PORTARIAS%20SOF/1%20-%20MPF/anexo_III_2020_ods.xls'#Anexo_3_Tabela_1_Quantitativo_R.B18]+['file:///C:/Users/User/Desktop/SUBPLAN/PORTARIAS%20SOF/2%20-%20MPM/Anexo-3-tabela-1-Quantitativo_Cargo_Comissao_Funcao-DAP.xls'#Quantitativo_Relatorio_Carg.B16]+['file:///C:/Users/User/Desktop/SUBPLAN/PORTARIAS%20SOF/3%20-%20MPDFT/anexo_iii_-_tabela_1.xls'#Quantitativo_Relatorio_Cargo_Co.B17]+['file:///C:/Users/User/Desktop/SUBPLAN/PORTARIAS%20SOF/4%20-%20MPT/Anexo_3_Tabela_1_Quantitativo_Cargo_Comissao_Funcao_04_2020_MPT.xls'#Anexo_3_Tabela_1_Quantitativo_R.B17]+['file:///C:/Users/User/Desktop/SUBPLAN/PORTARIAS%20SOF/5%20-%20ESMPU/Anexo-3-ESMPUABR2020.xls'#Quantitativo_Fisico_Pessoal_Mem.B16]" table:style-name="ce8">
            <text:p>982</text:p>
          </table:table-cell>
          <table:table-cell office:value-type="float" office:value="0" table:formula="of:=['file:///C:/Users/User/Desktop/SUBPLAN/PORTARIAS%20SOF/1%20-%20MPF/anexo_III_2020_ods.xls'#Anexo_3_Tabela_1_Quantitativo_R.C18]+['file:///C:/Users/User/Desktop/SUBPLAN/PORTARIAS%20SOF/2%20-%20MPM/Anexo-3-tabela-1-Quantitativo_Cargo_Comissao_Funcao-DAP.xls'#Quantitativo_Relatorio_Carg.C16]+['file:///C:/Users/User/Desktop/SUBPLAN/PORTARIAS%20SOF/3%20-%20MPDFT/anexo_iii_-_tabela_1.xls'#Quantitativo_Relatorio_Cargo_Co.C17]+['file:///C:/Users/User/Desktop/SUBPLAN/PORTARIAS%20SOF/4%20-%20MPT/Anexo_3_Tabela_1_Quantitativo_Cargo_Comissao_Funcao_04_2020_MPT.xls'#Anexo_3_Tabela_1_Quantitativo_R.C17]+['file:///C:/Users/User/Desktop/SUBPLAN/PORTARIAS%20SOF/5%20-%20ESMPU/Anexo-3-ESMPUABR2020.xls'#Quantitativo_Fisico_Pessoal_Mem.C16]" table:style-name="ce8">
            <text:p>0</text:p>
          </table:table-cell>
          <table:table-cell office:value-type="float" office:value="0" table:formula="of:=['file:///C:/Users/User/Desktop/SUBPLAN/PORTARIAS%20SOF/1%20-%20MPF/anexo_III_2020_ods.xls'#Anexo_3_Tabela_1_Quantitativo_R.D18]+['file:///C:/Users/User/Desktop/SUBPLAN/PORTARIAS%20SOF/2%20-%20MPM/Anexo-3-tabela-1-Quantitativo_Cargo_Comissao_Funcao-DAP.xls'#Quantitativo_Relatorio_Carg.D16]+['file:///C:/Users/User/Desktop/SUBPLAN/PORTARIAS%20SOF/3%20-%20MPDFT/anexo_iii_-_tabela_1.xls'#Quantitativo_Relatorio_Cargo_Co.D17]+['file:///C:/Users/User/Desktop/SUBPLAN/PORTARIAS%20SOF/4%20-%20MPT/Anexo_3_Tabela_1_Quantitativo_Cargo_Comissao_Funcao_04_2020_MPT.xls'#Anexo_3_Tabela_1_Quantitativo_R.D17]+['file:///C:/Users/User/Desktop/SUBPLAN/PORTARIAS%20SOF/5%20-%20ESMPU/Anexo-3-ESMPUABR2020.xls'#Quantitativo_Fisico_Pessoal_Mem.D16]" table:style-name="ce8">
            <text:p>0</text:p>
          </table:table-cell>
          <table:table-cell office:value-type="float" office:value="982" table:formula="of:=[.F17]+[.G17]+[.H17]" table:style-name="ce5">
            <text:p>982</text:p>
          </table:table-cell>
          <table:table-cell office:value-type="float" office:value="80" table:formula="of:=['file:///C:/Users/User/Desktop/SUBPLAN/PORTARIAS%20SOF/1%20-%20MPF/anexo_III_2020_ods.xls'#Anexo_3_Tabela_1_Quantitativo_R.F18]+['file:///C:/Users/User/Desktop/SUBPLAN/PORTARIAS%20SOF/2%20-%20MPM/Anexo-3-tabela-1-Quantitativo_Cargo_Comissao_Funcao-DAP.xls'#Quantitativo_Relatorio_Carg.F16]+['file:///C:/Users/User/Desktop/SUBPLAN/PORTARIAS%20SOF/3%20-%20MPDFT/anexo_iii_-_tabela_1.xls'#Quantitativo_Relatorio_Cargo_Co.F17]+['file:///C:/Users/User/Desktop/SUBPLAN/PORTARIAS%20SOF/4%20-%20MPT/Anexo_3_Tabela_1_Quantitativo_Cargo_Comissao_Funcao_04_2020_MPT.xls'#Anexo_3_Tabela_1_Quantitativo_R.F17]+['file:///C:/Users/User/Desktop/SUBPLAN/PORTARIAS%20SOF/5%20-%20ESMPU/Anexo-3-ESMPUABR2020.xls'#Quantitativo_Fisico_Pessoal_Mem.F16]" table:style-name="ce8">
            <text:p>80</text:p>
          </table:table-cell>
          <table:table-cell office:value-type="float" office:value="1062" table:formula="of:=[.I17]+[.J17]" table:style-name="ce11">
            <text:p>1.062</text:p>
          </table:table-cell>
          <table:table-cell table:style-name="ce14"/>
          <table:table-cell table:style-name="ce2"/>
          <table:table-cell table:number-columns-repeated="16371" table:style-name="ce1"/>
        </table:table-row>
        <table:table-row table:style-name="ro9">
          <table:table-cell office:value-type="string" table:number-columns-spanned="5" table:number-rows-spanned="1" table:style-name="ce43">
            <text:p>FC-2</text:p>
          </table:table-cell>
          <table:covered-table-cell table:number-columns-repeated="4"/>
          <table:table-cell office:value-type="float" office:value="2688" table:formula="of:=['file:///C:/Users/User/Desktop/SUBPLAN/PORTARIAS%20SOF/1%20-%20MPF/anexo_III_2020_ods.xls'#Anexo_3_Tabela_1_Quantitativo_R.B19]+['file:///C:/Users/User/Desktop/SUBPLAN/PORTARIAS%20SOF/2%20-%20MPM/Anexo-3-tabela-1-Quantitativo_Cargo_Comissao_Funcao-DAP.xls'#Quantitativo_Relatorio_Carg.B17]+['file:///C:/Users/User/Desktop/SUBPLAN/PORTARIAS%20SOF/3%20-%20MPDFT/anexo_iii_-_tabela_1.xls'#Quantitativo_Relatorio_Cargo_Co.B18]+['file:///C:/Users/User/Desktop/SUBPLAN/PORTARIAS%20SOF/4%20-%20MPT/Anexo_3_Tabela_1_Quantitativo_Cargo_Comissao_Funcao_04_2020_MPT.xls'#Anexo_3_Tabela_1_Quantitativo_R.B18]+['file:///C:/Users/User/Desktop/SUBPLAN/PORTARIAS%20SOF/5%20-%20ESMPU/Anexo-3-ESMPUABR2020.xls'#Quantitativo_Fisico_Pessoal_Mem.B17]" table:style-name="ce8">
            <text:p>2688</text:p>
          </table:table-cell>
          <table:table-cell office:value-type="float" office:value="3" table:formula="of:=['file:///C:/Users/User/Desktop/SUBPLAN/PORTARIAS%20SOF/1%20-%20MPF/anexo_III_2020_ods.xls'#Anexo_3_Tabela_1_Quantitativo_R.C19]+['file:///C:/Users/User/Desktop/SUBPLAN/PORTARIAS%20SOF/2%20-%20MPM/Anexo-3-tabela-1-Quantitativo_Cargo_Comissao_Funcao-DAP.xls'#Quantitativo_Relatorio_Carg.C17]+['file:///C:/Users/User/Desktop/SUBPLAN/PORTARIAS%20SOF/3%20-%20MPDFT/anexo_iii_-_tabela_1.xls'#Quantitativo_Relatorio_Cargo_Co.C18]+['file:///C:/Users/User/Desktop/SUBPLAN/PORTARIAS%20SOF/4%20-%20MPT/Anexo_3_Tabela_1_Quantitativo_Cargo_Comissao_Funcao_04_2020_MPT.xls'#Anexo_3_Tabela_1_Quantitativo_R.C18]+['file:///C:/Users/User/Desktop/SUBPLAN/PORTARIAS%20SOF/5%20-%20ESMPU/Anexo-3-ESMPUABR2020.xls'#Quantitativo_Fisico_Pessoal_Mem.C17]" table:style-name="ce8">
            <text:p>3</text:p>
          </table:table-cell>
          <table:table-cell office:value-type="float" office:value="7" table:formula="of:=['file:///C:/Users/User/Desktop/SUBPLAN/PORTARIAS%20SOF/1%20-%20MPF/anexo_III_2020_ods.xls'#Anexo_3_Tabela_1_Quantitativo_R.D19]+['file:///C:/Users/User/Desktop/SUBPLAN/PORTARIAS%20SOF/2%20-%20MPM/Anexo-3-tabela-1-Quantitativo_Cargo_Comissao_Funcao-DAP.xls'#Quantitativo_Relatorio_Carg.D17]+['file:///C:/Users/User/Desktop/SUBPLAN/PORTARIAS%20SOF/3%20-%20MPDFT/anexo_iii_-_tabela_1.xls'#Quantitativo_Relatorio_Cargo_Co.D18]+['file:///C:/Users/User/Desktop/SUBPLAN/PORTARIAS%20SOF/4%20-%20MPT/Anexo_3_Tabela_1_Quantitativo_Cargo_Comissao_Funcao_04_2020_MPT.xls'#Anexo_3_Tabela_1_Quantitativo_R.D18]+['file:///C:/Users/User/Desktop/SUBPLAN/PORTARIAS%20SOF/5%20-%20ESMPU/Anexo-3-ESMPUABR2020.xls'#Quantitativo_Fisico_Pessoal_Mem.D17]" table:style-name="ce8">
            <text:p>7</text:p>
          </table:table-cell>
          <table:table-cell office:value-type="float" office:value="2698" table:formula="of:=[.F18]+[.G18]+[.H18]" table:style-name="ce5">
            <text:p>2.698</text:p>
          </table:table-cell>
          <table:table-cell office:value-type="float" office:value="222" table:formula="of:=['file:///C:/Users/User/Desktop/SUBPLAN/PORTARIAS%20SOF/1%20-%20MPF/anexo_III_2020_ods.xls'#Anexo_3_Tabela_1_Quantitativo_R.F19]+['file:///C:/Users/User/Desktop/SUBPLAN/PORTARIAS%20SOF/2%20-%20MPM/Anexo-3-tabela-1-Quantitativo_Cargo_Comissao_Funcao-DAP.xls'#Quantitativo_Relatorio_Carg.F17]+['file:///C:/Users/User/Desktop/SUBPLAN/PORTARIAS%20SOF/3%20-%20MPDFT/anexo_iii_-_tabela_1.xls'#Quantitativo_Relatorio_Cargo_Co.F18]+['file:///C:/Users/User/Desktop/SUBPLAN/PORTARIAS%20SOF/4%20-%20MPT/Anexo_3_Tabela_1_Quantitativo_Cargo_Comissao_Funcao_04_2020_MPT.xls'#Anexo_3_Tabela_1_Quantitativo_R.F18]+['file:///C:/Users/User/Desktop/SUBPLAN/PORTARIAS%20SOF/5%20-%20ESMPU/Anexo-3-ESMPUABR2020.xls'#Quantitativo_Fisico_Pessoal_Mem.F17]" table:style-name="ce8">
            <text:p>222</text:p>
          </table:table-cell>
          <table:table-cell office:value-type="float" office:value="2920" table:formula="of:=[.I18]+[.J18]" table:style-name="ce11">
            <text:p>2.920</text:p>
          </table:table-cell>
          <table:table-cell table:style-name="ce14"/>
          <table:table-cell table:style-name="ce2"/>
          <table:table-cell table:number-columns-repeated="16371" table:style-name="ce1"/>
        </table:table-row>
        <table:table-row table:style-name="ro9">
          <table:table-cell office:value-type="string" table:number-columns-spanned="5" table:number-rows-spanned="1" table:style-name="ce43">
            <text:p>FC-1</text:p>
          </table:table-cell>
          <table:covered-table-cell table:number-columns-repeated="4"/>
          <table:table-cell office:value-type="float" office:value="975" table:formula="of:=['file:///C:/Users/User/Desktop/SUBPLAN/PORTARIAS%20SOF/1%20-%20MPF/anexo_III_2020_ods.xls'#Anexo_3_Tabela_1_Quantitativo_R.B20]+['file:///C:/Users/User/Desktop/SUBPLAN/PORTARIAS%20SOF/2%20-%20MPM/Anexo-3-tabela-1-Quantitativo_Cargo_Comissao_Funcao-DAP.xls'#Quantitativo_Relatorio_Carg.B18]+['file:///C:/Users/User/Desktop/SUBPLAN/PORTARIAS%20SOF/3%20-%20MPDFT/anexo_iii_-_tabela_1.xls'#Quantitativo_Relatorio_Cargo_Co.B19]+['file:///C:/Users/User/Desktop/SUBPLAN/PORTARIAS%20SOF/4%20-%20MPT/Anexo_3_Tabela_1_Quantitativo_Cargo_Comissao_Funcao_04_2020_MPT.xls'#Anexo_3_Tabela_1_Quantitativo_R.B19]+['file:///C:/Users/User/Desktop/SUBPLAN/PORTARIAS%20SOF/5%20-%20ESMPU/Anexo-3-ESMPUABR2020.xls'#Quantitativo_Fisico_Pessoal_Mem.B18]" table:style-name="ce8">
            <text:p>975</text:p>
          </table:table-cell>
          <table:table-cell office:value-type="float" office:value="0" table:formula="of:=['file:///C:/Users/User/Desktop/SUBPLAN/PORTARIAS%20SOF/1%20-%20MPF/anexo_III_2020_ods.xls'#Anexo_3_Tabela_1_Quantitativo_R.C20]+['file:///C:/Users/User/Desktop/SUBPLAN/PORTARIAS%20SOF/2%20-%20MPM/Anexo-3-tabela-1-Quantitativo_Cargo_Comissao_Funcao-DAP.xls'#Quantitativo_Relatorio_Carg.C18]+['file:///C:/Users/User/Desktop/SUBPLAN/PORTARIAS%20SOF/3%20-%20MPDFT/anexo_iii_-_tabela_1.xls'#Quantitativo_Relatorio_Cargo_Co.C19]+['file:///C:/Users/User/Desktop/SUBPLAN/PORTARIAS%20SOF/4%20-%20MPT/Anexo_3_Tabela_1_Quantitativo_Cargo_Comissao_Funcao_04_2020_MPT.xls'#Anexo_3_Tabela_1_Quantitativo_R.C19]+['file:///C:/Users/User/Desktop/SUBPLAN/PORTARIAS%20SOF/5%20-%20ESMPU/Anexo-3-ESMPUABR2020.xls'#Quantitativo_Fisico_Pessoal_Mem.C18]" table:style-name="ce8">
            <text:p>0</text:p>
          </table:table-cell>
          <table:table-cell office:value-type="float" office:value="5" table:formula="of:=['file:///C:/Users/User/Desktop/SUBPLAN/PORTARIAS%20SOF/1%20-%20MPF/anexo_III_2020_ods.xls'#Anexo_3_Tabela_1_Quantitativo_R.D20]+['file:///C:/Users/User/Desktop/SUBPLAN/PORTARIAS%20SOF/2%20-%20MPM/Anexo-3-tabela-1-Quantitativo_Cargo_Comissao_Funcao-DAP.xls'#Quantitativo_Relatorio_Carg.D18]+['file:///C:/Users/User/Desktop/SUBPLAN/PORTARIAS%20SOF/3%20-%20MPDFT/anexo_iii_-_tabela_1.xls'#Quantitativo_Relatorio_Cargo_Co.D19]+['file:///C:/Users/User/Desktop/SUBPLAN/PORTARIAS%20SOF/4%20-%20MPT/Anexo_3_Tabela_1_Quantitativo_Cargo_Comissao_Funcao_04_2020_MPT.xls'#Anexo_3_Tabela_1_Quantitativo_R.D19]+['file:///C:/Users/User/Desktop/SUBPLAN/PORTARIAS%20SOF/5%20-%20ESMPU/Anexo-3-ESMPUABR2020.xls'#Quantitativo_Fisico_Pessoal_Mem.D18]" table:style-name="ce8">
            <text:p>5</text:p>
          </table:table-cell>
          <table:table-cell office:value-type="float" office:value="980" table:formula="of:=[.F19]+[.G19]+[.H19]" table:style-name="ce5">
            <text:p>980</text:p>
          </table:table-cell>
          <table:table-cell office:value-type="float" office:value="174" table:formula="of:=['file:///C:/Users/User/Desktop/SUBPLAN/PORTARIAS%20SOF/1%20-%20MPF/anexo_III_2020_ods.xls'#Anexo_3_Tabela_1_Quantitativo_R.F20]+['file:///C:/Users/User/Desktop/SUBPLAN/PORTARIAS%20SOF/2%20-%20MPM/Anexo-3-tabela-1-Quantitativo_Cargo_Comissao_Funcao-DAP.xls'#Quantitativo_Relatorio_Carg.F18]+['file:///C:/Users/User/Desktop/SUBPLAN/PORTARIAS%20SOF/3%20-%20MPDFT/anexo_iii_-_tabela_1.xls'#Quantitativo_Relatorio_Cargo_Co.F19]+['file:///C:/Users/User/Desktop/SUBPLAN/PORTARIAS%20SOF/4%20-%20MPT/Anexo_3_Tabela_1_Quantitativo_Cargo_Comissao_Funcao_04_2020_MPT.xls'#Anexo_3_Tabela_1_Quantitativo_R.F19]+['file:///C:/Users/User/Desktop/SUBPLAN/PORTARIAS%20SOF/5%20-%20ESMPU/Anexo-3-ESMPUABR2020.xls'#Quantitativo_Fisico_Pessoal_Mem.F18]" table:style-name="ce8">
            <text:p>174</text:p>
          </table:table-cell>
          <table:table-cell office:value-type="float" office:value="1154" table:formula="of:=[.I19]+[.J19]" table:style-name="ce11">
            <text:p>1.154</text:p>
          </table:table-cell>
          <table:table-cell table:style-name="ce14"/>
          <table:table-cell table:style-name="ce2"/>
          <table:table-cell table:number-columns-repeated="16371" table:style-name="ce1"/>
        </table:table-row>
        <table:table-row table:style-name="ro9">
          <table:table-cell office:value-type="string" table:number-columns-spanned="5" table:number-rows-spanned="1" table:style-name="ce43">
            <text:p>CNE</text:p>
          </table:table-cell>
          <table:covered-table-cell table:number-columns-repeated="4"/>
          <table:table-cell office:value-type="float" office:value="1" table:formula="of:=['file:///C:/Users/User/Desktop/SUBPLAN/PORTARIAS%20SOF/1%20-%20MPF/anexo_III_2020_ods.xls'#Anexo_3_Tabela_1_Quantitativo_R.$B$21]" table:style-name="ce8">
            <text:p>1</text:p>
          </table:table-cell>
          <table:table-cell office:value-type="float" office:value="1" table:formula="of:=['file:///C:/Users/User/Desktop/SUBPLAN/PORTARIAS%20SOF/1%20-%20MPF/anexo_III_2020_ods.xls'#Anexo_3_Tabela_1_Quantitativo_R.$C$21]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2" table:formula="of:=[.I20]+[.J20]" table:style-name="ce11">
            <text:p>2</text:p>
          </table:table-cell>
          <table:table-cell table:style-name="ce14"/>
          <table:table-cell table:style-name="ce2"/>
          <table:table-cell table:number-columns-repeated="16371" table:style-name="ce1"/>
        </table:table-row>
        <table:table-row table:style-name="ro9">
          <table:table-cell office:value-type="string" table:number-columns-spanned="5" table:number-rows-spanned="1" table:style-name="ce46">
            <text:p>Total</text:p>
          </table:table-cell>
          <table:covered-table-cell table:number-columns-repeated="4"/>
          <table:table-cell office:value-type="float" office:value="7666" table:formula="of:=SUM([.F10:.F20])" table:style-name="ce9">
            <text:p>7.666</text:p>
          </table:table-cell>
          <table:table-cell office:value-type="float" office:value="10" table:formula="of:=SUM([.G10:.G20])" table:style-name="ce6">
            <text:p>10</text:p>
          </table:table-cell>
          <table:table-cell office:value-type="float" office:value="1419" table:formula="of:=SUM([.H10:.H20])" table:style-name="ce9">
            <text:p>1.419</text:p>
          </table:table-cell>
          <table:table-cell office:value-type="float" office:value="9095" table:formula="of:=SUM([.I10:.I20])" table:style-name="ce6">
            <text:p>9.095</text:p>
          </table:table-cell>
          <table:table-cell office:value-type="float" office:value="997" table:formula="of:=SUM([.J10:.J19])" table:style-name="ce6">
            <text:p>997</text:p>
          </table:table-cell>
          <table:table-cell office:value-type="float" office:value="10092" table:formula="of:=SUM([.K10:.K20])" table:style-name="ce9">
            <text:p>10.092</text:p>
          </table:table-cell>
          <table:table-cell table:number-columns-repeated="2" table:style-name="ce2"/>
          <table:table-cell table:number-columns-repeated="16371" table:style-name="ce1"/>
        </table:table-row>
        <table:table-row table:style-name="ro9">
          <table:table-cell table:style-name="ce4"/>
          <table:table-cell table:number-columns-repeated="12" table:style-name="ce2"/>
          <table:table-cell table:number-columns-repeated="6" table:style-name="ce1"/>
          <table:table-cell table:number-columns-repeated="2" table:style-name="ce2"/>
          <table:table-cell table:number-columns-repeated="16363"/>
        </table:table-row>
        <table:table-row table:style-name="ro11">
          <table:table-cell office:value-type="string" table:number-columns-spanned="5" table:number-rows-spanned="1" table:style-name="ce19">
            <text:p>Data de Atualização: 22/05/2020</text:p>
          </table:table-cell>
          <table:covered-table-cell table:number-columns-repeated="4"/>
          <table:table-cell table:number-columns-repeated="5" table:style-name="ce15"/>
          <table:table-cell table:number-columns-repeated="3" table:style-name="ce2"/>
          <table:table-cell table:number-columns-repeated="6" table:style-name="ce1"/>
          <table:table-cell table:number-columns-repeated="2" table:style-name="ce2"/>
          <table:table-cell table:number-columns-repeated="16363"/>
        </table:table-row>
        <table:table-row table:number-rows-repeated="1048553" table:style-name="ro12">
          <table:table-cell table:number-columns-repeated="16384"/>
        </table:table-row>
      </table:table>
      <table:table table:name="'file:///C:/Users/User/Desktop/SUBPLAN/PORTARIAS%20SOF/1%20-%20MPF/anexo_III_2016_xls.xls'#Anexo_3_Tabela_1_Quantitativo_R" table:style-name="ta3">
        <table:table-source xlink:href="file:///C:/Users/User/Desktop/SUBPLAN/PORTARIAS%20SOF/1%20-%20MPF/anexo_III_2016_xls.xls" table:table-name="Anexo_3_Tabela_1_Quantitativo_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SUBPLAN/PORTARIAS%20SOF/1%20-%20MPF/anexo_III_2016_xls.xls'#Anexo_3_Tabela_1_Quantitati_(2" table:style-name="ta3">
        <table:table-source xlink:href="file:///C:/Users/User/Desktop/SUBPLAN/PORTARIAS%20SOF/1%20-%20MPF/anexo_III_2016_xls.xls" table:table-name="Anexo_3_Tabela_1_Quantitati_(2" table:mode="copy-results-only"/>
        <table:table-column/>
        <table:table-row table:number-rows-repeated="10">
          <table:table-cell table:number-columns-repeated="16384"/>
        </table:table-row>
        <table:table-row>
          <table:table-cell table:number-columns-repeated="3"/>
          <table:table-cell office:value-type="float" office:value="2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6"/>
        </table:table-row>
        <table:table-row>
          <table:table-cell table:number-columns-repeated="3"/>
          <table:table-cell office:value-type="float" office:value="53"/>
          <table:table-cell office:value-type="float" office:value="0"/>
          <table:table-cell office:value-type="float" office:value="12"/>
          <table:table-cell/>
          <table:table-cell office:value-type="float" office:value="2"/>
          <table:table-cell table:number-columns-repeated="16376"/>
        </table:table-row>
        <table:table-row>
          <table:table-cell table:number-columns-repeated="3"/>
          <table:table-cell office:value-type="float" office:value="180"/>
          <table:table-cell office:value-type="float" office:value="0"/>
          <table:table-cell office:value-type="float" office:value="38"/>
          <table:table-cell/>
          <table:table-cell office:value-type="float" office:value="4"/>
          <table:table-cell table:number-columns-repeated="16376"/>
        </table:table-row>
        <table:table-row>
          <table:table-cell table:number-columns-repeated="3"/>
          <table:table-cell office:value-type="float" office:value="111"/>
          <table:table-cell office:value-type="float" office:value="0"/>
          <table:table-cell office:value-type="float" office:value="24"/>
          <table:table-cell/>
          <table:table-cell office:value-type="float" office:value="3"/>
          <table:table-cell table:number-columns-repeated="16376"/>
        </table:table-row>
        <table:table-row>
          <table:table-cell table:number-columns-repeated="3"/>
          <table:table-cell office:value-type="float" office:value="167"/>
          <table:table-cell office:value-type="float" office:value="0"/>
          <table:table-cell office:value-type="float" office:value="12"/>
          <table:table-cell/>
          <table:table-cell office:value-type="float" office:value="1"/>
          <table:table-cell table:number-columns-repeated="16376"/>
        </table:table-row>
        <table:table-row>
          <table:table-cell table:number-columns-repeated="3"/>
          <table:table-cell office:value-type="float" office:value="799"/>
          <table:table-cell office:value-type="float" office:value="2"/>
          <table:table-cell office:value-type="float" office:value="599"/>
          <table:table-cell/>
          <table:table-cell office:value-type="float" office:value="772"/>
          <table:table-cell table:number-columns-repeated="16376"/>
        </table:table-row>
        <table:table-row>
          <table:table-cell table:number-columns-repeated="3"/>
          <table:table-cell office:value-type="float" office:value="90"/>
          <table:table-cell office:value-type="float" office:value="1"/>
          <table:table-cell office:value-type="float" office:value="8"/>
          <table:table-cell/>
          <table:table-cell office:value-type="float" office:value="1"/>
          <table:table-cell table:number-columns-repeated="16376"/>
        </table:table-row>
        <table:table-row>
          <table:table-cell table:number-columns-repeated="3"/>
          <table:table-cell office:value-type="float" office:value="434"/>
          <table:table-cell office:value-type="float" office:value="0"/>
          <table:table-cell office:value-type="float" office:value="1"/>
          <table:table-cell/>
          <table:table-cell office:value-type="float" office:value="34"/>
          <table:table-cell table:number-columns-repeated="16376"/>
        </table:table-row>
        <table:table-row>
          <table:table-cell table:number-columns-repeated="3"/>
          <table:table-cell office:value-type="float" office:value="1737"/>
          <table:table-cell office:value-type="float" office:value="4"/>
          <table:table-cell office:value-type="float" office:value="12"/>
          <table:table-cell/>
          <table:table-cell office:value-type="float" office:value="86"/>
          <table:table-cell table:number-columns-repeated="16376"/>
        </table:table-row>
        <table:table-row>
          <table:table-cell table:number-columns-repeated="3"/>
          <table:table-cell office:value-type="float" office:value="710"/>
          <table:table-cell office:value-type="float" office:value="0"/>
          <table:table-cell office:value-type="float" office:value="4"/>
          <table:table-cell/>
          <table:table-cell office:value-type="float" office:value="117"/>
          <table:table-cell table:number-columns-repeated="16376"/>
        </table:table-row>
        <table:table-row table:number-rows-repeated="1048556">
          <table:table-cell table:number-columns-repeated="16376"/>
        </table:table-row>
      </table:table>
      <table:table table:name="'file:///C:/Users/User/Desktop/SUBPLAN/PORTARIAS%20SOF/2%20-%20MPM/anexo-iii-tabela-1-quantitativo_cargo_comissao_funcao-dap-2.ods'#Quantitativo_Relatorio_Cargo_Co" table:style-name="ta3">
        <table:table-source xlink:href="file:///C:/Users/User/Desktop/SUBPLAN/PORTARIAS%20SOF/2%20-%20MPM/anexo-iii-tabela-1-quantitativo_cargo_comissao_funcao-dap-2.ods" table:table-name="Quantitativo_Relatorio_Cargo_C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SUBPLAN/PORTARIAS%20SOF/2%20-%20MPM/anexo-iii-tabela-1-quantitativo_cargo_comissao_funcao-dap-2.ods'#Quantitativo_Relatorio_Carg_(2" table:style-name="ta3">
        <table:table-source xlink:href="file:///C:/Users/User/Desktop/SUBPLAN/PORTARIAS%20SOF/2%20-%20MPM/anexo-iii-tabela-1-quantitativo_cargo_comissao_funcao-dap-2.ods" table:table-name="Quantitativo_Relatorio_Carg_(2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5"/>
          <table:table-cell office:value-type="float" office:value="0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5"/>
          <table:table-cell office:value-type="float" office:value="1"/>
          <table:table-cell office:value-type="float" office:value="0"/>
          <table:table-cell office:value-type="float" office:value="1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5"/>
          <table:table-cell office:value-type="float" office:value="10"/>
          <table:table-cell office:value-type="float" office:value="0"/>
          <table:table-cell office:value-type="float" office:value="4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5"/>
          <table:table-cell office:value-type="float" office:value="1"/>
          <table:table-cell office:value-type="float" office:value="0"/>
          <table:table-cell office:value-type="float" office:value="3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5"/>
          <table:table-cell office:value-type="float" office:value="2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5"/>
          <table:table-cell office:value-type="float" office:value="47"/>
          <table:table-cell office:value-type="float" office:value="0"/>
          <table:table-cell office:value-type="float" office:value="7"/>
          <table:table-cell/>
          <table:table-cell office:value-type="float" office:value="48"/>
          <table:table-cell table:number-columns-repeated="16374"/>
        </table:table-row>
        <table:table-row>
          <table:table-cell table:number-columns-repeated="5"/>
          <table:table-cell office:value-type="float" office:value="68"/>
          <table:table-cell office:value-type="float" office:value="0"/>
          <table:table-cell office:value-type="float" office:value="9"/>
          <table:table-cell/>
          <table:table-cell office:value-type="float" office:value="2"/>
          <table:table-cell table:number-columns-repeated="16374"/>
        </table:table-row>
        <table:table-row>
          <table:table-cell table:number-columns-repeated="5"/>
          <table:table-cell office:value-type="float" office:value="99"/>
          <table:table-cell office:value-type="float" office:value="0"/>
          <table:table-cell office:value-type="float" office:value="0"/>
          <table:table-cell/>
          <table:table-cell office:value-type="float" office:value="10"/>
          <table:table-cell table:number-columns-repeated="16374"/>
        </table:table-row>
        <table:table-row>
          <table:table-cell table:number-columns-repeated="5"/>
          <table:table-cell office:value-type="float" office:value="82"/>
          <table:table-cell office:value-type="float" office:value="0"/>
          <table:table-cell office:value-type="float" office:value="0"/>
          <table:table-cell/>
          <table:table-cell office:value-type="float" office:value="82"/>
          <table:table-cell table:number-columns-repeated="16374"/>
        </table:table-row>
        <table:table-row>
          <table:table-cell table:number-columns-repeated="5"/>
          <table:table-cell office:value-type="float" office:value="94"/>
          <table:table-cell office:value-type="float" office:value="0"/>
          <table:table-cell office:value-type="float" office:value="0"/>
          <table:table-cell/>
          <table:table-cell office:value-type="float" office:value="51"/>
          <table:table-cell table:number-columns-repeated="16374"/>
        </table:table-row>
        <table:table-row table:number-rows-repeated="1048557">
          <table:table-cell table:number-columns-repeated="16374"/>
        </table:table-row>
      </table:table>
      <table:table table:name="'file:///C:/Users/User/Desktop/SUBPLAN/PORTARIAS%20SOF/3%20-%20MPDFT/anexo_iii_-_tabela_1.xls'#Quantitativo_Relatorio_Cargo_Co" table:style-name="ta3">
        <table:table-source xlink:href="file:///C:/Users/User/Desktop/SUBPLAN/PORTARIAS%20SOF/3%20-%20MPDFT/anexo_iii_-_tabela_1.xls" table:table-name="Quantitativo_Relatorio_Cargo_Co" table:mode="copy-results-only"/>
        <table:table-column/>
        <table:table-row table:number-rows-repeated="9">
          <table:table-cell table:number-columns-repeated="16384"/>
        </table:table-row>
        <table:table-row>
          <table:table-cell/>
          <table:table-cell office:value-type="float" office:value="0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office:value-type="float" office:value="0"/>
          <table:table-cell table:number-columns-repeated="16377"/>
        </table:table-row>
        <table:table-row>
          <table:table-cell/>
          <table:table-cell office:value-type="float" office:value="0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office:value-type="float" office:value="0"/>
          <table:table-cell table:number-columns-repeated="16377"/>
        </table:table-row>
        <table:table-row>
          <table:table-cell/>
          <table:table-cell office:value-type="float" office:value="14"/>
          <table:table-cell office:value-type="float" office:value="0"/>
          <table:table-cell office:value-type="float" office:value="4"/>
          <table:table-cell/>
          <table:table-cell office:value-type="float" office:value="0"/>
          <table:table-cell office:value-type="float" office:value="18"/>
          <table:table-cell table:number-columns-repeated="16377"/>
        </table:table-row>
        <table:table-row>
          <table:table-cell/>
          <table:table-cell office:value-type="float" office:value="81"/>
          <table:table-cell office:value-type="float" office:value="0"/>
          <table:table-cell office:value-type="float" office:value="11"/>
          <table:table-cell/>
          <table:table-cell office:value-type="float" office:value="0"/>
          <table:table-cell office:value-type="float" office:value="92"/>
          <table:table-cell table:number-columns-repeated="16377"/>
        </table:table-row>
        <table:table-row>
          <table:table-cell/>
          <table:table-cell office:value-type="float" office:value="27"/>
          <table:table-cell office:value-type="float" office:value="0"/>
          <table:table-cell office:value-type="float" office:value="4"/>
          <table:table-cell/>
          <table:table-cell office:value-type="float" office:value="0"/>
          <table:table-cell office:value-type="float" office:value="31"/>
          <table:table-cell table:number-columns-repeated="16377"/>
        </table:table-row>
        <table:table-row>
          <table:table-cell/>
          <table:table-cell office:value-type="float" office:value="165"/>
          <table:table-cell office:value-type="float" office:value="1"/>
          <table:table-cell office:value-type="float" office:value="35"/>
          <table:table-cell/>
          <table:table-cell office:value-type="float" office:value="1"/>
          <table:table-cell office:value-type="float" office:value="202"/>
          <table:table-cell table:number-columns-repeated="16377"/>
        </table:table-row>
        <table:table-row>
          <table:table-cell/>
          <table:table-cell office:value-type="float" office:value="237"/>
          <table:table-cell office:value-type="float" office:value="0"/>
          <table:table-cell office:value-type="float" office:value="77"/>
          <table:table-cell/>
          <table:table-cell office:value-type="float" office:value="2"/>
          <table:table-cell office:value-type="float" office:value="316"/>
          <table:table-cell table:number-columns-repeated="16377"/>
        </table:table-row>
        <table:table-row>
          <table:table-cell/>
          <table:table-cell office:value-type="float" office:value="295"/>
          <table:table-cell office:value-type="float" office:value="0"/>
          <table:table-cell office:value-type="float" office:value="0"/>
          <table:table-cell/>
          <table:table-cell office:value-type="float" office:value="3"/>
          <table:table-cell office:value-type="float" office:value="298"/>
          <table:table-cell table:number-columns-repeated="16377"/>
        </table:table-row>
        <table:table-row>
          <table:table-cell/>
          <table:table-cell office:value-type="float" office:value="440"/>
          <table:table-cell office:value-type="float" office:value="0"/>
          <table:table-cell office:value-type="float" office:value="0"/>
          <table:table-cell/>
          <table:table-cell office:value-type="float" office:value="7"/>
          <table:table-cell office:value-type="float" office:value="447"/>
          <table:table-cell table:number-columns-repeated="16377"/>
        </table:table-row>
        <table:table-row>
          <table:table-cell/>
          <table:table-cell office:value-type="float" office:value="64"/>
          <table:table-cell office:value-type="float" office:value="0"/>
          <table:table-cell office:value-type="float" office:value="0"/>
          <table:table-cell/>
          <table:table-cell office:value-type="float" office:value="7"/>
          <table:table-cell office:value-type="float" office:value="71"/>
          <table:table-cell table:number-columns-repeated="16377"/>
        </table:table-row>
        <table:table-row table:number-rows-repeated="1048557">
          <table:table-cell table:number-columns-repeated="16377"/>
        </table:table-row>
      </table:table>
      <table:table table:name="'file:///C:/Users/User/Desktop/SUBPLAN/PORTARIAS%20SOF/4%20-%20MPT/Anexo_3_Tabela_1_Quantitativo_Cargo_Comissao_Funcao_12_2016_MP_V2T.xls'#Anexo_3_Tabela_1_Quantitativo_R" table:style-name="ta3">
        <table:table-source xlink:href="file:///C:/Users/User/Desktop/SUBPLAN/PORTARIAS%20SOF/4%20-%20MPT/Anexo_3_Tabela_1_Quantitativo_Cargo_Comissao_Funcao_12_2016_MP_V2T.xls" table:table-name="Anexo_3_Tabela_1_Quantitativo_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SUBPLAN/PORTARIAS%20SOF/4%20-%20MPT/Anexo_3_Tabela_1_Quantitativo_Cargo_Comissao_Funcao_12_2016_MP_V2T.xls'#Anexo_3_Tabela_1_Quantitati_(2" table:style-name="ta3">
        <table:table-source xlink:href="file:///C:/Users/User/Desktop/SUBPLAN/PORTARIAS%20SOF/4%20-%20MPT/Anexo_3_Tabela_1_Quantitativo_Cargo_Comissao_Funcao_12_2016_MP_V2T.xls" table:table-name="Anexo_3_Tabela_1_Quantitati_(2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3"/>
          <table:table-cell office:value-type="float" office:value="0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6"/>
        </table:table-row>
        <table:table-row>
          <table:table-cell table:number-columns-repeated="3"/>
          <table:table-cell office:value-type="float" office:value="1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6"/>
        </table:table-row>
        <table:table-row>
          <table:table-cell table:number-columns-repeated="3"/>
          <table:table-cell office:value-type="float" office:value="3"/>
          <table:table-cell office:value-type="float" office:value="0"/>
          <table:table-cell office:value-type="float" office:value="6"/>
          <table:table-cell/>
          <table:table-cell office:value-type="float" office:value="0"/>
          <table:table-cell table:number-columns-repeated="16376"/>
        </table:table-row>
        <table:table-row>
          <table:table-cell table:number-columns-repeated="3"/>
          <table:table-cell office:value-type="float" office:value="22"/>
          <table:table-cell office:value-type="float" office:value="0"/>
          <table:table-cell office:value-type="float" office:value="11"/>
          <table:table-cell/>
          <table:table-cell office:value-type="float" office:value="0"/>
          <table:table-cell table:number-columns-repeated="16376"/>
        </table:table-row>
        <table:table-row>
          <table:table-cell table:number-columns-repeated="3"/>
          <table:table-cell office:value-type="float" office:value="119"/>
          <table:table-cell office:value-type="float" office:value="2"/>
          <table:table-cell office:value-type="float" office:value="22"/>
          <table:table-cell/>
          <table:table-cell office:value-type="float" office:value="2"/>
          <table:table-cell table:number-columns-repeated="16376"/>
        </table:table-row>
        <table:table-row>
          <table:table-cell table:number-columns-repeated="3"/>
          <table:table-cell office:value-type="float" office:value="272"/>
          <table:table-cell office:value-type="float" office:value="1"/>
          <table:table-cell office:value-type="float" office:value="192"/>
          <table:table-cell/>
          <table:table-cell office:value-type="float" office:value="389"/>
          <table:table-cell table:number-columns-repeated="16376"/>
        </table:table-row>
        <table:table-row>
          <table:table-cell table:number-columns-repeated="3"/>
          <table:table-cell office:value-type="float" office:value="101"/>
          <table:table-cell office:value-type="float" office:value="0"/>
          <table:table-cell office:value-type="float" office:value="38"/>
          <table:table-cell/>
          <table:table-cell office:value-type="float" office:value="1"/>
          <table:table-cell table:number-columns-repeated="16376"/>
        </table:table-row>
        <table:table-row>
          <table:table-cell table:number-columns-repeated="3"/>
          <table:table-cell office:value-type="float" office:value="113"/>
          <table:table-cell office:value-type="float" office:value="0"/>
          <table:table-cell office:value-type="float" office:value="0"/>
          <table:table-cell/>
          <table:table-cell office:value-type="float" office:value="36"/>
          <table:table-cell table:number-columns-repeated="16376"/>
        </table:table-row>
        <table:table-row>
          <table:table-cell table:number-columns-repeated="3"/>
          <table:table-cell office:value-type="float" office:value="426"/>
          <table:table-cell office:value-type="float" office:value="0"/>
          <table:table-cell office:value-type="float" office:value="1"/>
          <table:table-cell/>
          <table:table-cell office:value-type="float" office:value="20"/>
          <table:table-cell table:number-columns-repeated="16376"/>
        </table:table-row>
        <table:table-row>
          <table:table-cell table:number-columns-repeated="3"/>
          <table:table-cell office:value-type="float" office:value="114"/>
          <table:table-cell office:value-type="float" office:value="0"/>
          <table:table-cell office:value-type="float" office:value="0"/>
          <table:table-cell/>
          <table:table-cell office:value-type="float" office:value="92"/>
          <table:table-cell table:number-columns-repeated="16376"/>
        </table:table-row>
        <table:table-row table:number-rows-repeated="1048557">
          <table:table-cell table:number-columns-repeated="16376"/>
        </table:table-row>
      </table:table>
      <table:table table:name="'file:///C:/Users/User/Desktop/SUBPLAN/PORTARIAS%20SOF/5%20-%20ESMPU/Anexo%20III%20-%20tabela%201%20Quantitativo%20de%20Cargos%20em%20Comissão%20e%20Função%20de%20Confiança%20ESMPU%20-%20dez2016.ods'#Quantitativo_Fisico_Pessoal_Mem" table:style-name="ta3">
        <table:table-source xlink:href="file:///C:/Users/User/Desktop/SUBPLAN/PORTARIAS%20SOF/5%20-%20ESMPU/Anexo%20III%20-%20tabela%201%20Quantitativo%20de%20Cargos%20em%20Comissão%20e%20Função%20de%20Confiança%20ESMPU%20-%20dez2016.ods" table:table-name="Quantitativo_Fisico_Pessoal_Mem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SUBPLAN/PORTARIAS%20SOF/5%20-%20ESMPU/Anexo%20III%20-%20tabela%201%20Quantitativo%20de%20Cargos%20em%20Comissão%20e%20Função%20de%20Confiança%20ESMPU%20-%20dez2016.ods'#Quantitativo_Fisico_Pessoal_(2" table:style-name="ta3">
        <table:table-source xlink:href="file:///C:/Users/User/Desktop/SUBPLAN/PORTARIAS%20SOF/5%20-%20ESMPU/Anexo%20III%20-%20tabela%201%20Quantitativo%20de%20Cargos%20em%20Comissão%20e%20Função%20de%20Confiança%20ESMPU%20-%20dez2016.ods" table:table-name="Quantitativo_Fisico_Pessoal_(2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5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office:value-type="float" office:value="0"/>
          <table:table-cell/>
          <table:table-cell office:value-type="float" office:value="1"/>
          <table:table-cell table:number-columns-repeated="16375"/>
        </table:table-row>
        <table:table-row>
          <table:table-cell table:number-columns-repeated="4"/>
          <table:table-cell office:value-type="float" office:value="2"/>
          <table:table-cell office:value-type="float" office:value="0"/>
          <table:table-cell office:value-type="float" office:value="2"/>
          <table:table-cell/>
          <table:table-cell office:value-type="float" office:value="1"/>
          <table:table-cell table:number-columns-repeated="16375"/>
        </table:table-row>
        <table:table-row>
          <table:table-cell table:number-columns-repeated="4"/>
          <table:table-cell office:value-type="float" office:value="3"/>
          <table:table-cell office:value-type="float" office:value="0"/>
          <table:table-cell office:value-type="float" office:value="0"/>
          <table:table-cell/>
          <table:table-cell office:value-type="float" office:value="3"/>
          <table:table-cell table:number-columns-repeated="16375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5"/>
        </table:table-row>
        <table:table-row>
          <table:table-cell table:number-columns-repeated="4"/>
          <table:table-cell office:value-type="float" office:value="10"/>
          <table:table-cell office:value-type="float" office:value="0"/>
          <table:table-cell office:value-type="float" office:value="7"/>
          <table:table-cell/>
          <table:table-cell office:value-type="float" office:value="17"/>
          <table:table-cell table:number-columns-repeated="16375"/>
        </table:table-row>
        <table:table-row>
          <table:table-cell table:number-columns-repeated="4"/>
          <table:table-cell office:value-type="float" office:value="2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5"/>
        </table:table-row>
        <table:table-row>
          <table:table-cell table:number-columns-repeated="4"/>
          <table:table-cell office:value-type="float" office:value="22"/>
          <table:table-cell office:value-type="float" office:value="0"/>
          <table:table-cell office:value-type="float" office:value="0"/>
          <table:table-cell/>
          <table:table-cell office:value-type="float" office:value="14"/>
          <table:table-cell table:number-columns-repeated="16375"/>
        </table:table-row>
        <table:table-row>
          <table:table-cell table:number-columns-repeated="4"/>
          <table:table-cell office:value-type="float" office:value="3"/>
          <table:table-cell office:value-type="float" office:value="0"/>
          <table:table-cell office:value-type="float" office:value="0"/>
          <table:table-cell/>
          <table:table-cell office:value-type="float" office:value="2"/>
          <table:table-cell table:number-columns-repeated="16375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office:value-type="float" office:value="0"/>
          <table:table-cell/>
          <table:table-cell office:value-type="float" office:value="9"/>
          <table:table-cell table:number-columns-repeated="16375"/>
        </table:table-row>
        <table:table-row table:number-rows-repeated="1048558">
          <table:table-cell table:number-columns-repeated="16375"/>
        </table:table-row>
      </table:table>
      <table:table table:name="'file:///C:/Users/User/Desktop/SUBPLAN/PORTARIAS%20SOF/2%20-%20MPM/Anexo-3-tabela-1-Quantitativo_Cargo_Comissao_Funcao-DAP.xls'#Quantitativo_Relatorio_Carg" table:style-name="ta3">
        <table:table-source xlink:href="file:///C:/Users/User/Desktop/SUBPLAN/PORTARIAS%20SOF/2%20-%20MPM/Anexo-3-tabela-1-Quantitativo_Cargo_Comissao_Funcao-DAP.xls" table:table-name="Quantitativo_Relatorio_Carg" table:mode="copy-results-only"/>
        <table:table-column/>
        <table:table-row table:number-rows-repeated="8">
          <table:table-cell table:number-columns-repeated="16384"/>
        </table:table-row>
        <table:table-row>
          <table:table-cell/>
          <table:table-cell office:value-type="float" office:value="0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1"/>
          <table:table-cell office:value-type="float" office:value="0"/>
          <table:table-cell office:value-type="float" office:value="1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10"/>
          <table:table-cell office:value-type="float" office:value="0"/>
          <table:table-cell office:value-type="float" office:value="4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11"/>
          <table:table-cell office:value-type="float" office:value="0"/>
          <table:table-cell office:value-type="float" office:value="7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22"/>
          <table:table-cell office:value-type="float" office:value="0"/>
          <table:table-cell office:value-type="float" office:value="1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48"/>
          <table:table-cell office:value-type="float" office:value="0"/>
          <table:table-cell office:value-type="float" office:value="8"/>
          <table:table-cell/>
          <table:table-cell office:value-type="float" office:value="32"/>
          <table:table-cell table:number-columns-repeated="16378"/>
        </table:table-row>
        <table:table-row>
          <table:table-cell/>
          <table:table-cell office:value-type="float" office:value="65"/>
          <table:table-cell office:value-type="float" office:value="0"/>
          <table:table-cell office:value-type="float" office:value="13"/>
          <table:table-cell/>
          <table:table-cell office:value-type="float" office:value="1"/>
          <table:table-cell table:number-columns-repeated="16378"/>
        </table:table-row>
        <table:table-row>
          <table:table-cell/>
          <table:table-cell office:value-type="float" office:value="97"/>
          <table:table-cell office:value-type="float" office:value="0"/>
          <table:table-cell office:value-type="float" office:value="0"/>
          <table:table-cell/>
          <table:table-cell office:value-type="float" office:value="12"/>
          <table:table-cell table:number-columns-repeated="16378"/>
        </table:table-row>
        <table:table-row>
          <table:table-cell/>
          <table:table-cell office:value-type="float" office:value="86"/>
          <table:table-cell office:value-type="float" office:value="0"/>
          <table:table-cell office:value-type="float" office:value="0"/>
          <table:table-cell/>
          <table:table-cell office:value-type="float" office:value="79"/>
          <table:table-cell table:number-columns-repeated="16378"/>
        </table:table-row>
        <table:table-row>
          <table:table-cell/>
          <table:table-cell office:value-type="float" office:value="95"/>
          <table:table-cell office:value-type="float" office:value="0"/>
          <table:table-cell office:value-type="float" office:value="0"/>
          <table:table-cell/>
          <table:table-cell office:value-type="float" office:value="48"/>
          <table:table-cell table:number-columns-repeated="16378"/>
        </table:table-row>
        <table:table-row table:number-rows-repeated="1048558">
          <table:table-cell table:number-columns-repeated="16378"/>
        </table:table-row>
      </table:table>
      <table:table table:name="'file:///C:/Users/User/Desktop/SUBPLAN/PORTARIAS%20SOF/1%20-%20MPF/anexo_III_2020_ods.xls'#Anexo_3_Tabela_1_Quantitativo_R" table:style-name="ta3">
        <table:table-source xlink:href="file:///C:/Users/User/Desktop/SUBPLAN/PORTARIAS%20SOF/1%20-%20MPF/anexo_III_2020_ods.xls" table:table-name="Anexo_3_Tabela_1_Quantitativo_R" table:mode="copy-results-only"/>
        <table:table-column/>
        <table:table-row table:number-rows-repeated="10">
          <table:table-cell table:number-columns-repeated="16384"/>
        </table:table-row>
        <table:table-row>
          <table:table-cell/>
          <table:table-cell office:value-type="float" office:value="0"/>
          <table:table-cell office:value-type="float" office:value="0"/>
          <table:table-cell office:value-type="float" office:value="0"/>
          <table:table-cell/>
          <table:table-cell office:value-type="float" office:value="2"/>
          <table:table-cell table:number-columns-repeated="16378"/>
        </table:table-row>
        <table:table-row>
          <table:table-cell/>
          <table:table-cell office:value-type="float" office:value="43"/>
          <table:table-cell office:value-type="float" office:value="0"/>
          <table:table-cell office:value-type="float" office:value="12"/>
          <table:table-cell/>
          <table:table-cell office:value-type="float" office:value="9"/>
          <table:table-cell table:number-columns-repeated="16378"/>
        </table:table-row>
        <table:table-row>
          <table:table-cell/>
          <table:table-cell office:value-type="float" office:value="173"/>
          <table:table-cell office:value-type="float" office:value="0"/>
          <table:table-cell office:value-type="float" office:value="46"/>
          <table:table-cell/>
          <table:table-cell office:value-type="float" office:value="5"/>
          <table:table-cell table:number-columns-repeated="16378"/>
        </table:table-row>
        <table:table-row>
          <table:table-cell/>
          <table:table-cell office:value-type="float" office:value="286"/>
          <table:table-cell office:value-type="float" office:value="0"/>
          <table:table-cell office:value-type="float" office:value="158"/>
          <table:table-cell/>
          <table:table-cell office:value-type="float" office:value="4"/>
          <table:table-cell table:number-columns-repeated="16378"/>
        </table:table-row>
        <table:table-row>
          <table:table-cell/>
          <table:table-cell office:value-type="float" office:value="180"/>
          <table:table-cell office:value-type="float" office:value="0"/>
          <table:table-cell office:value-type="float" office:value="16"/>
          <table:table-cell/>
          <table:table-cell office:value-type="float" office:value="25"/>
          <table:table-cell table:number-columns-repeated="16378"/>
        </table:table-row>
        <table:table-row>
          <table:table-cell/>
          <table:table-cell office:value-type="float" office:value="896"/>
          <table:table-cell office:value-type="float" office:value="2"/>
          <table:table-cell office:value-type="float" office:value="629"/>
          <table:table-cell/>
          <table:table-cell office:value-type="float" office:value="256"/>
          <table:table-cell table:number-columns-repeated="16378"/>
        </table:table-row>
        <table:table-row>
          <table:table-cell/>
          <table:table-cell office:value-type="float" office:value="109"/>
          <table:table-cell office:value-type="float" office:value="1"/>
          <table:table-cell office:value-type="float" office:value="13"/>
          <table:table-cell/>
          <table:table-cell office:value-type="float" office:value="6"/>
          <table:table-cell table:number-columns-repeated="16378"/>
        </table:table-row>
        <table:table-row>
          <table:table-cell/>
          <table:table-cell office:value-type="float" office:value="435"/>
          <table:table-cell office:value-type="float" office:value="0"/>
          <table:table-cell office:value-type="float" office:value="0"/>
          <table:table-cell/>
          <table:table-cell office:value-type="float" office:value="35"/>
          <table:table-cell table:number-columns-repeated="16378"/>
        </table:table-row>
        <table:table-row>
          <table:table-cell/>
          <table:table-cell office:value-type="float" office:value="1761"/>
          <table:table-cell office:value-type="float" office:value="3"/>
          <table:table-cell office:value-type="float" office:value="7"/>
          <table:table-cell/>
          <table:table-cell office:value-type="float" office:value="79"/>
          <table:table-cell table:number-columns-repeated="16378"/>
        </table:table-row>
        <table:table-row>
          <table:table-cell/>
          <table:table-cell office:value-type="float" office:value="706"/>
          <table:table-cell office:value-type="float" office:value="0"/>
          <table:table-cell office:value-type="float" office:value="5"/>
          <table:table-cell/>
          <table:table-cell office:value-type="float" office:value="108"/>
          <table:table-cell table:number-columns-repeated="16378"/>
        </table:table-row>
        <table:table-row>
          <table:table-cell/>
          <table:table-cell office:value-type="float" office:value="1"/>
          <table:table-cell office:value-type="float" office:value="1"/>
          <table:table-cell table:number-columns-repeated="16381"/>
        </table:table-row>
        <table:table-row table:number-rows-repeated="1048555">
          <table:table-cell table:number-columns-repeated="16381"/>
        </table:table-row>
      </table:table>
      <table:table table:name="'file:///C:/Users/User/Desktop/SUBPLAN/PORTARIAS%20SOF/4%20-%20MPT/Anexo_3_Tabela_1_Quantitativo_Cargo_Comissao_Funcao_04_2020_MPT.xls'#Anexo_3_Tabela_1_Quantitativo_R" table:style-name="ta3">
        <table:table-source xlink:href="file:///C:/Users/User/Desktop/SUBPLAN/PORTARIAS%20SOF/4%20-%20MPT/Anexo_3_Tabela_1_Quantitativo_Cargo_Comissao_Funcao_04_2020_MPT.xls" table:table-name="Anexo_3_Tabela_1_Quantitativo_R" table:mode="copy-results-only"/>
        <table:table-column/>
        <table:table-row table:number-rows-repeated="9">
          <table:table-cell table:number-columns-repeated="16384"/>
        </table:table-row>
        <table:table-row>
          <table:table-cell/>
          <table:table-cell office:value-type="float" office:value="0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1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4"/>
          <table:table-cell office:value-type="float" office:value="0"/>
          <table:table-cell office:value-type="float" office:value="7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130"/>
          <table:table-cell office:value-type="float" office:value="0"/>
          <table:table-cell office:value-type="float" office:value="73"/>
          <table:table-cell/>
          <table:table-cell office:value-type="float" office:value="1"/>
          <table:table-cell table:number-columns-repeated="16378"/>
        </table:table-row>
        <table:table-row>
          <table:table-cell/>
          <table:table-cell office:value-type="float" office:value="65"/>
          <table:table-cell office:value-type="float" office:value="1"/>
          <table:table-cell office:value-type="float" office:value="21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319"/>
          <table:table-cell office:value-type="float" office:value="1"/>
          <table:table-cell office:value-type="float" office:value="219"/>
          <table:table-cell/>
          <table:table-cell office:value-type="float" office:value="174"/>
          <table:table-cell table:number-columns-repeated="16378"/>
        </table:table-row>
        <table:table-row>
          <table:table-cell/>
          <table:table-cell office:value-type="float" office:value="109"/>
          <table:table-cell office:value-type="float" office:value="0"/>
          <table:table-cell office:value-type="float" office:value="34"/>
          <table:table-cell/>
          <table:table-cell office:value-type="float" office:value="1"/>
          <table:table-cell table:number-columns-repeated="16378"/>
        </table:table-row>
        <table:table-row>
          <table:table-cell/>
          <table:table-cell office:value-type="float" office:value="133"/>
          <table:table-cell office:value-type="float" office:value="0"/>
          <table:table-cell office:value-type="float" office:value="0"/>
          <table:table-cell/>
          <table:table-cell office:value-type="float" office:value="27"/>
          <table:table-cell table:number-columns-repeated="16378"/>
        </table:table-row>
        <table:table-row>
          <table:table-cell/>
          <table:table-cell office:value-type="float" office:value="399"/>
          <table:table-cell office:value-type="float" office:value="0"/>
          <table:table-cell office:value-type="float" office:value="0"/>
          <table:table-cell/>
          <table:table-cell office:value-type="float" office:value="56"/>
          <table:table-cell table:number-columns-repeated="16378"/>
        </table:table-row>
        <table:table-row>
          <table:table-cell/>
          <table:table-cell office:value-type="float" office:value="110"/>
          <table:table-cell office:value-type="float" office:value="0"/>
          <table:table-cell office:value-type="float" office:value="0"/>
          <table:table-cell/>
          <table:table-cell office:value-type="float" office:value="11"/>
          <table:table-cell table:number-columns-repeated="16378"/>
        </table:table-row>
        <table:table-row table:number-rows-repeated="1048557">
          <table:table-cell table:number-columns-repeated="16378"/>
        </table:table-row>
      </table:table>
      <table:table table:name="'file:///C:/Users/User/Desktop/SUBPLAN/PORTARIAS%20SOF/5%20-%20ESMPU/Anexo-3-ESMPUABR2020.xls'#Quantitativo_Fisico_Pessoal_Mem" table:style-name="ta3">
        <table:table-source xlink:href="file:///C:/Users/User/Desktop/SUBPLAN/PORTARIAS%20SOF/5%20-%20ESMPU/Anexo-3-ESMPUABR2020.xls" table:table-name="Quantitativo_Fisico_Pessoal_Mem" table:mode="copy-results-only"/>
        <table:table-column/>
        <table:table-row table:number-rows-repeated="8">
          <table:table-cell table:number-columns-repeated="16384"/>
        </table:table-row>
        <table:table-row>
          <table:table-cell/>
          <table:table-cell office:value-type="float" office:value="0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0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1"/>
          <table:table-cell office:value-type="float" office:value="0"/>
          <table:table-cell office:value-type="float" office:value="2"/>
          <table:table-cell/>
          <table:table-cell office:value-type="float" office:value="1"/>
          <table:table-cell table:number-columns-repeated="16378"/>
        </table:table-row>
        <table:table-row>
          <table:table-cell/>
          <table:table-cell office:value-type="float" office:value="2"/>
          <table:table-cell office:value-type="float" office:value="0"/>
          <table:table-cell office:value-type="float" office:value="3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1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18"/>
          <table:table-cell office:value-type="float" office:value="0"/>
          <table:table-cell office:value-type="float" office:value="9"/>
          <table:table-cell/>
          <table:table-cell office:value-type="float" office:value="1"/>
          <table:table-cell table:number-columns-repeated="16378"/>
        </table:table-row>
        <table:table-row>
          <table:table-cell/>
          <table:table-cell office:value-type="float" office:value="2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22"/>
          <table:table-cell office:value-type="float" office:value="0"/>
          <table:table-cell office:value-type="float" office:value="0"/>
          <table:table-cell/>
          <table:table-cell office:value-type="float" office:value="3"/>
          <table:table-cell table:number-columns-repeated="16378"/>
        </table:table-row>
        <table:table-row>
          <table:table-cell/>
          <table:table-cell office:value-type="float" office:value="2"/>
          <table:table-cell office:value-type="float" office:value="0"/>
          <table:table-cell office:value-type="float" office:value="0"/>
          <table:table-cell/>
          <table:table-cell office:value-type="float" office:value="1"/>
          <table:table-cell table:number-columns-repeated="16378"/>
        </table:table-row>
        <table:table-row>
          <table:table-cell/>
          <table:table-cell office:value-type="float" office:value="0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8"/>
        </table:table-row>
        <table:table-row table:number-rows-repeated="1048558">
          <table:table-cell table:number-columns-repeated="16378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date-style style:name="N22">
      <number:month number:textual="true"/>
      <number:text>/</number:text>
      <number:year/>
    </number:date-style>
    <number:number-style style:name="N36P0">
      <number:number number:decimal-places="0" number:min-integer-digits="1" number:grouping="true"/>
    </number:number-style>
    <number:number-style style:name="N36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6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Monica de Morais Pimentel Abbad Silveira</meta:initial-creator>
    <dc:creator>User</dc:creator>
    <meta:creation-date>2015-10-02T19:22:39Z</meta:creation-date>
    <dc:date>2020-05-22T20:26:54Z</dc:date>
  </office:meta>
</office:document-meta>
</file>